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66.8mm"/>
    </style:style>
    <style:style style:name="co3" style:family="table-column">
      <style:table-column-properties fo:break-before="auto" style:column-width="14.23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47.18mm"/>
    </style:style>
    <style:style style:name="co8" style:family="table-column">
      <style:table-column-properties fo:break-before="auto" style:column-width="47.47mm"/>
    </style:style>
    <style:style style:name="co9" style:family="table-column">
      <style:table-column-properties fo:break-before="auto" style:column-width="79.32mm"/>
    </style:style>
    <style:style style:name="co10" style:family="table-column">
      <style:table-column-properties fo:break-before="auto" style:column-width="20.23mm"/>
    </style:style>
    <style:style style:name="co11" style:family="table-column">
      <style:table-column-properties fo:break-before="auto" style:column-width="25.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trizcurricular_bibliograf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uu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itacao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disciplina_id</text:p>
          </table:table-cell>
          <table:table-cell office:value-type="string" calcext:value-type="string">
            <text:p>dtCreate</text:p>
          </table:table-cell>
          <table:table-cell office:value-type="string" calcext:value-type="string">
            <text:p>dtUpdate</text:p>
          </table:table-cell>
          <table:table-cell office:value-type="string" calcext:value-type="string">
            <text:p>isbn_issn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us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c8669e-ea29-49ed-b693-2f0febb54d2c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Cotrim, Ademaro A.M.B., 1939-. Instalações elétricas. 5ed. São Paulo. Pearson Pretice Hall. 2009. 08-10784. CDD 621.3192. <text:s/>UFT0006717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16-11-14 15:58:49.110380</text:p>
          </table:table-cell>
          <table:table-cell office:value-type="string" calcext:value-type="string">
            <text:p>2017-03-02 11:18:27.896853</text:p>
          </table:table-cell>
          <table:table-cell office:value-type="string" calcext:value-type="string">
            <text:p>978-85-7605-208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1d85169-1186-40d6-9bc3-640a6810490a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dasdasd asd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2017-02-21 18:39:00.870504</text:p>
          </table:table-cell>
          <table:table-cell office:value-type="string" calcext:value-type="string">
            <text:p>2017-02-21 18:39:00.87056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3c96fd-61d9-4657-b458-9f585644ba56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Economia Ambiental - Gestão de custos e investimentos, 2011. Editora Del Rey.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2017-02-22 15:43:27.132847</text:p>
          </table:table-cell>
          <table:table-cell office:value-type="string" calcext:value-type="string">
            <text:p>2017-02-22 16:42:30.225073</text:p>
          </table:table-cell>
          <table:table-cell office:value-type="float" office:value="9788538401773" calcext:value-type="float">
            <text:p>978853840177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af2c1e1-9f24-459c-8fe9-b73ec2202a3a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Manual para Valoração de Recursos Naturais, Ronaldo Seroa da Mota, 1997</text:p>
          </table:table-cell>
          <table:table-cell office:value-type="string" calcext:value-type="string">
            <text:p>bibliografia/arquivo/1af2c1e1-9f24-459c-8fe9-b73ec2202a3a/manual_para_valoracao_economic_dvuKa4m.pdf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017-02-22 16:48:02.357155</text:p>
          </table:table-cell>
          <table:table-cell office:value-type="string" calcext:value-type="string">
            <text:p>2017-02-22 16:50:57.390215</text:p>
          </table:table-cell>
          <table:table-cell office:value-type="string" calcext:value-type="string">
            <text:p>Não t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50fef91-57b9-46b5-b187-b52dc3bb4e05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Sano, S.M.; Almeida, S.P.; Ribeiro, J.F. (eds). Cerrado, Ecologia e Flora. Editora, Volume 1. Embrapa, Brasília, DF. 406p. 2008.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2017-02-24 09:54:41.116451</text:p>
          </table:table-cell>
          <table:table-cell office:value-type="string" calcext:value-type="string">
            <text:p>2017-02-24 09:54:52.315500</text:p>
          </table:table-cell>
          <table:table-cell office:value-type="string" calcext:value-type="string">
            <text:p>978-85-7383-397-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6814d3f-5c0f-4b74-96fe-8bdb777d9438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Ricklefs, R.E. A Economia da Natureza. Editora Guanabara Koogan, Rio de Janeiro, RJ, sétima edição. 503p. 201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2017-02-24 09:55:25.191501</text:p>
          </table:table-cell>
          <table:table-cell office:value-type="string" calcext:value-type="string">
            <text:p>2017-02-24 09:55:25.191560</text:p>
          </table:table-cell>
          <table:table-cell office:value-type="float" office:value="9788527729628" calcext:value-type="float">
            <text:p>97885277296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68f7ccb-9037-4a94-92d2-1375ec2759d9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Cullen Jr., L.; Rudran, R.; Valladares-Pádua, C. (orgs). Métodos de Estudos em Biologia da Conservação e Manejo da Vida Silvestre. Editora UFPR, segunda edição revisada. 652p. 2006.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2017-02-24 10:01:54.320656</text:p>
          </table:table-cell>
          <table:table-cell office:value-type="string" calcext:value-type="string">
            <text:p>2017-02-24 10:01:54.320760</text:p>
          </table:table-cell>
          <table:table-cell office:value-type="string" calcext:value-type="string">
            <text:p>978-85733517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ef3aab5-8e29-44d0-b58c-8c11e2fecbe8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Odum, E.P. Fundamentos em Ecologia. Fundação <text:s/>Calouste Gulbenkian. Lisboa, Portugal, sétima edição. 928p. 2004.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2017-02-24 10:08:36.733467</text:p>
          </table:table-cell>
          <table:table-cell office:value-type="string" calcext:value-type="string">
            <text:p>2017-02-24 10:08:36.733529</text:p>
          </table:table-cell>
          <table:table-cell office:value-type="float" office:value="9789723101584" calcext:value-type="float">
            <text:p>97897231015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49a753c-fd5a-447f-bb7e-2e1ac0fa024a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Cain, M.; Bowman, W.D.; Hacker, S.D. Ecologia. Artmed Editora. Porto Alegre, RS. 644p. 2011.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2017-02-24 10:11:40.883976</text:p>
          </table:table-cell>
          <table:table-cell office:value-type="string" calcext:value-type="string">
            <text:p>2017-02-24 10:11:40.884028</text:p>
          </table:table-cell>
          <table:table-cell office:value-type="float" office:value="9788536325477" calcext:value-type="float">
            <text:p>97885363254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bc64738-beb6-47f0-80f0-29a246f50a1f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Townsend, C.R.; Begon, M. Harper, J.L. Fundamentos em Ecologia. Artmed Editora. Porto Alegre, RS. 576p. 201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2017-02-24 10:14:36.859877</text:p>
          </table:table-cell>
          <table:table-cell office:value-type="string" calcext:value-type="string">
            <text:p>2017-02-24 10:14:36.859963</text:p>
          </table:table-cell>
          <table:table-cell office:value-type="float" office:value="9788536320649" calcext:value-type="float">
            <text:p>97885363206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bc9805a-8434-41f9-b870-b7a1657ea1f8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Harper, J.L. Ecologia: De indivíduos a Ecossistemas. Editora Saraiva. Quarta Edição. 740p. 2007.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2017-02-24 10:16:34.301302</text:p>
          </table:table-cell>
          <table:table-cell office:value-type="string" calcext:value-type="string">
            <text:p>2017-02-24 10:16:34.301400</text:p>
          </table:table-cell>
          <table:table-cell office:value-type="float" office:value="9788536308845" calcext:value-type="float">
            <text:p>97885363088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470e73d-c1b7-4d4a-b622-9c3697c52ca8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Santos, R.F. Planejamento Ambiental: teoria e prática. São Paulo:Oficina de Textos. 184 p. 2004.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2017-02-24 10:19:46.991955</text:p>
          </table:table-cell>
          <table:table-cell office:value-type="string" calcext:value-type="string">
            <text:p>2017-02-24 10:19:46.992023</text:p>
          </table:table-cell>
          <table:table-cell office:value-type="string" calcext:value-type="string">
            <text:p>978-85-86238-62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04f12a4-db3d-4b44-a6df-f587d24c497d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Townsend, C.R.; Begon, M. Harper, J.L. Fundamentos em Ecologia. Artmed Editora. Porto Alegre, RS. 576p. 2010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2017-02-24 10:26:58.991014</text:p>
          </table:table-cell>
          <table:table-cell office:value-type="string" calcext:value-type="string">
            <text:p>2017-02-24 10:26:58.991112</text:p>
          </table:table-cell>
          <table:table-cell office:value-type="float" office:value="9788536320649" calcext:value-type="float">
            <text:p>97885363206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ea61c1e-f350-4e62-b388-3581f92a7553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Ricklefs, R.E. A Economia da Natureza. Editora Guanabara Koogan, Rio de Janeiro, RJ, sétima edição. 503p. 20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2017-02-24 10:27:52.103982</text:p>
          </table:table-cell>
          <table:table-cell office:value-type="string" calcext:value-type="string">
            <text:p>2017-02-24 10:27:52.104041</text:p>
          </table:table-cell>
          <table:table-cell office:value-type="float" office:value="9788527729628" calcext:value-type="float">
            <text:p>97885277296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740e5b88-53fe-46b4-8331-aafdf7649760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Cullen Jr., L.; Rudran, R.; Valladares-Pádua, C. (orgs). Métodos de Estudos em Biologia da Conservação e Manejo da Vida Silvestre. Editora UFPR, segunda edição revisada. 652p. 2006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2017-02-24 10:28:37.139417</text:p>
          </table:table-cell>
          <table:table-cell office:value-type="string" calcext:value-type="string">
            <text:p>2017-02-24 10:28:37.139471</text:p>
          </table:table-cell>
          <table:table-cell office:value-type="string" calcext:value-type="string">
            <text:p>978-85733517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864f17f3-2e5d-4f66-991c-2e6fb26fd864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Cain, M.; Bowman, W.D.; Hacker, S.D. Ecologia. Artmed Editora. Porto Alegre, RS. 644p. 2011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2017-02-24 10:29:40.734772</text:p>
          </table:table-cell>
          <table:table-cell office:value-type="string" calcext:value-type="string">
            <text:p>2017-02-24 10:29:40.734863</text:p>
          </table:table-cell>
          <table:table-cell office:value-type="float" office:value="9788536325477" calcext:value-type="float">
            <text:p>97885363254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2f8048d-d15e-4299-b581-1031aaa01e84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Harper, J.L. Ecologia: De indivíduos a Ecossistemas. Editora Saraiva. Quarta Edição. 740p. 2007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2017-02-24 10:30:19.944239</text:p>
          </table:table-cell>
          <table:table-cell office:value-type="string" calcext:value-type="string">
            <text:p>2017-02-24 10:30:19.944298</text:p>
          </table:table-cell>
          <table:table-cell office:value-type="float" office:value="9788536308845" calcext:value-type="float">
            <text:p>97885363088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5c0bce3-3d4f-43af-a431-7a9f3d420d43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Gotelli, N.J.; Ellison, A.M. Princípios de Estatística em Ecologia. Artmed Editora. Porto Alegre, RS. 532p. 2010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2017-02-24 10:33:48.218363</text:p>
          </table:table-cell>
          <table:table-cell office:value-type="string" calcext:value-type="string">
            <text:p>2017-02-24 10:33:48.218465</text:p>
          </table:table-cell>
          <table:table-cell office:value-type="float" office:value="9788536324326" calcext:value-type="float">
            <text:p>97885363243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8e899de-05e7-4224-b626-15356a8216ac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Odum, E.P. Fundamentos em Ecologia. Fundação <text:s/>Calouste Gulbenkian. Lisboa, Portugal, sétima edição. 928p. 2004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2017-02-24 10:34:29.686757</text:p>
          </table:table-cell>
          <table:table-cell office:value-type="string" calcext:value-type="string">
            <text:p>2017-02-24 10:34:29.686851</text:p>
          </table:table-cell>
          <table:table-cell office:value-type="float" office:value="9789723101584" calcext:value-type="float">
            <text:p>97897231015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6a76208c-d47d-4905-b4bb-3e2f2ea2c78c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Santos, R.F. Planejamento Ambiental: teoria e prática. São Paulo:Oficina de Textos. 184 p. 2004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2017-02-24 10:35:07.050479</text:p>
          </table:table-cell>
          <table:table-cell office:value-type="string" calcext:value-type="string">
            <text:p>2017-02-24 10:35:07.050571</text:p>
          </table:table-cell>
          <table:table-cell office:value-type="string" calcext:value-type="string">
            <text:p>978-85-86238-62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1123b57-aee5-4d8e-b501-179eb6ad637e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Instalacoes eletricas industriais. Mamede Filho, Joao. LTC Ed., 7.ed. de acordo com a nova norma brasileira, NBR 5410:2004 e 14.039. 2009. CDD: 621.3192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17-03-02 11:13:04.864614</text:p>
          </table:table-cell>
          <table:table-cell office:value-type="string" calcext:value-type="string">
            <text:p>2017-03-02 11:13:04.864712</text:p>
          </table:table-cell>
          <table:table-cell office:value-type="string" calcext:value-type="string">
            <text:p>978852161520-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ad56685-64f8-4d0b-b1e7-12954621aba1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Instalações elétricas. Creder, Helio. <text:s/>LTC, <text:s/>15. ed. 2007. CDD: 621.3104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17-03-02 11:15:44.952661</text:p>
          </table:table-cell>
          <table:table-cell office:value-type="string" calcext:value-type="string">
            <text:p>2017-03-02 11:15:44.952757</text:p>
          </table:table-cell>
          <table:table-cell office:value-type="float" office:value="9788521615675" calcext:value-type="float">
            <text:p>97885216156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b32b957-b8be-4223-80ec-680be1b8fb93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Instalações elétricas. Niskier, Julio. <text:s/>LTC, 5. ed. 2008. CDD: 621.3104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17-03-02 11:18:17.651578</text:p>
          </table:table-cell>
          <table:table-cell office:value-type="string" calcext:value-type="string">
            <text:p>2017-03-02 11:18:17.651669</text:p>
          </table:table-cell>
          <table:table-cell office:value-type="float" office:value="9788521615897" calcext:value-type="float">
            <text:p>97885216158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76a1c8a-e774-4f43-ba90-f3232b5dc2e1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TEIXEIRA, W.; TOLEDO, M. C. M.; FAIRCHILD, T. R.; TAIOLI, F. Decifrando a Terra. 2. ed. São Paulo : Oficina de Textos, 2009. 624 p.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2017-03-02 14:37:55.423990</text:p>
          </table:table-cell>
          <table:table-cell office:value-type="string" calcext:value-type="string">
            <text:p>2017-03-02 15:09:29.135466</text:p>
          </table:table-cell>
          <table:table-cell office:value-type="string" calcext:value-type="string">
            <text:p>978-85-040-1439-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915b6ff-0776-426c-9f5c-ca813fc27b35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FITTS, C.R. Águas subterrâneas. 2. ed. Rio de Janeiro : Elsevier, 2015.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2017-03-02 14:42:07.985532</text:p>
          </table:table-cell>
          <table:table-cell office:value-type="string" calcext:value-type="string">
            <text:p>2017-03-02 14:42:07.985588</text:p>
          </table:table-cell>
          <table:table-cell office:value-type="string" calcext:value-type="string">
            <text:p>978-85-352-7744-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9a32ecc0-e0f4-4260-863f-0ba9fa6082f4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HASUI, Y; CARNEIRO, C.D.R.; ALMEIDA, F.F.M; BARTORELLI, A. Geologia do Brasil. 1. ed. São Paulo: Editora Beca, 2013. 900 p.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2017-03-02 14:43:50.476981</text:p>
          </table:table-cell>
          <table:table-cell office:value-type="string" calcext:value-type="string">
            <text:p>2017-03-02 14:43:50.477040</text:p>
          </table:table-cell>
          <table:table-cell office:value-type="string" calcext:value-type="string">
            <text:p>978-85-627-6810-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f59d6c4-03ea-4889-8911-db53619937d2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CHIOSSI, N.H. Geologia aplicada à engenharia. 3. ed. São Paulo: Oficina de Textos, 2013. 424p.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2017-03-02 14:55:54.702347</text:p>
          </table:table-cell>
          <table:table-cell office:value-type="string" calcext:value-type="string">
            <text:p>2017-04-05 15:11:23.565876</text:p>
          </table:table-cell>
          <table:table-cell office:value-type="string" calcext:value-type="string">
            <text:p>978-85-797-5083-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435861f-c9c6-4d46-b719-6bfc35d2acde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POPP, J. H. Geologia Geral. 6. Ed. Rio de Janeiro : Livros Técnicos e Científicos, 2010. 324p.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2017-03-02 15:01:59.416624</text:p>
          </table:table-cell>
          <table:table-cell office:value-type="string" calcext:value-type="string">
            <text:p>2017-04-05 15:11:45.419946</text:p>
          </table:table-cell>
          <table:table-cell office:value-type="string" calcext:value-type="string">
            <text:p>978-85-216-1760-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a19385a-dd6a-44a1-909c-859bc70115be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QUEIROZ, RUDNEY C. Geologia e geotecnia básica para a engenharia civil. 1. ed. São Paulo : Bluncher, 2016. 416p.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2017-03-02 15:03:55.250739</text:p>
          </table:table-cell>
          <table:table-cell office:value-type="string" calcext:value-type="string">
            <text:p>2017-03-02 15:03:55.250801</text:p>
          </table:table-cell>
          <table:table-cell office:value-type="string" calcext:value-type="string">
            <text:p>978-85-212-0956-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6f36d19a-a8f7-4206-aae8-ecad17d0c00d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FEITOSA, F. A. C., J. M. FILHO. Hidrogeologia: Conceitos e Aplicações. 3. ed. rev. e ampl. Rio de Janeiro : CPRM; Recife: LABHID, 2008. 812 p.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2017-03-02 15:05:34.426093</text:p>
          </table:table-cell>
          <table:table-cell office:value-type="string" calcext:value-type="string">
            <text:p>2017-03-02 15:05:34.426190</text:p>
          </table:table-cell>
          <table:table-cell office:value-type="string" calcext:value-type="string">
            <text:p>978-85-749-9061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9f5222d4-da57-409b-8163-d88b004c5da3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LEINZ, V.; AMARAL, S.C. Geologia Geral. 14. ed. São Paulo : Companhia Editora Nacional, 2003. 400p.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2017-03-02 15:08:00.726032</text:p>
          </table:table-cell>
          <table:table-cell office:value-type="string" calcext:value-type="string">
            <text:p>2017-03-02 15:08:00.726084</text:p>
          </table:table-cell>
          <table:table-cell office:value-type="string" calcext:value-type="string">
            <text:p>978-85-040-0354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b551399-45f1-46b1-b732-f4157a55a59e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CHRISTOFOLETTI, A. Geomorfologia. 2. ed. São Paulo : Blucher, 1980. 188p.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2017-03-02 15:20:13.745730</text:p>
          </table:table-cell>
          <table:table-cell office:value-type="string" calcext:value-type="string">
            <text:p>2017-04-05 15:10:25.532765</text:p>
          </table:table-cell>
          <table:table-cell office:value-type="string" calcext:value-type="string">
            <text:p>978-85-212-0130-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6305abad-437d-45b6-9b28-39f0dae9a63b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TEIXEIRA, W.; TOLEDO, M. C. M.; FAIRCHILD, T. R.; TAIOLI, F. Decifrando a Terra. 2. ed. São Paulo : Oficina de Textos, 2009. 624 p.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2017-03-02 15:21:14.096594</text:p>
          </table:table-cell>
          <table:table-cell office:value-type="string" calcext:value-type="string">
            <text:p>2017-04-05 15:13:26.677011</text:p>
          </table:table-cell>
          <table:table-cell office:value-type="string" calcext:value-type="string">
            <text:p>978-85-040-1439-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05dff36-8a20-42a1-a1c0-a4f961b648e9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GUIDICINI, G; NIABLE, C.N. Estabilidade de Taludes Naturais e de Escavação. 2. ed. São Paulo: Blucher, 1984. 216 p.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2017-03-02 15:45:02.475819</text:p>
          </table:table-cell>
          <table:table-cell office:value-type="string" calcext:value-type="string">
            <text:p>2017-04-05 15:12:30.057431</text:p>
          </table:table-cell>
          <table:table-cell office:value-type="string" calcext:value-type="string">
            <text:p>978-85-212-0186-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86317a7-be34-4c7e-8c67-ab3aff076eb4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FLORENZANO, T. G. Geomorfologia: Conceitos e tecnologias atuais. 1. ed. São Paulo : Oficina de Textos, 2008. 320 p.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2017-03-02 15:48:00.206454</text:p>
          </table:table-cell>
          <table:table-cell office:value-type="string" calcext:value-type="string">
            <text:p>2017-03-02 15:48:00.206510</text:p>
          </table:table-cell>
          <table:table-cell office:value-type="string" calcext:value-type="string">
            <text:p>978-85-862-3865-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788c9b1-0de9-4839-b83c-8463ee6ff2bf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GUERRA, A.T.J. Geomorfologia – uma atualização de bases e conceitos. 9. ed. Rio de Janeiro: Bertrand Brasil, 2012. 472 p.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2017-03-02 15:49:29.710046</text:p>
          </table:table-cell>
          <table:table-cell office:value-type="string" calcext:value-type="string">
            <text:p>2017-04-05 15:12:57.748758</text:p>
          </table:table-cell>
          <table:table-cell office:value-type="string" calcext:value-type="string">
            <text:p>978-85-286-0326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e0c7ff6-b7a2-41c6-94b8-8a5c8509b678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ASHBY,M.F. Engenharia ambiental: conceitos, tecnologia e gestão. 1. ed. Rio de Janeiro : Elsevier, 2013. 789 p.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2017-03-02 15:52:46.247337</text:p>
          </table:table-cell>
          <table:table-cell office:value-type="string" calcext:value-type="string">
            <text:p>2017-03-02 15:52:46.247389</text:p>
          </table:table-cell>
          <table:table-cell office:value-type="string" calcext:value-type="string">
            <text:p>978-85-352-5954-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5c057260-5079-4dfe-b339-069bb79c2bd8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GUERRA, A. J. T; JORGE, M. C. O. Processos erosivos e recuperação de áreas degradadas. 1. ed. São Paulo: Oficina de Textos, 2013. 192 p.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2017-03-02 15:54:54.449582</text:p>
          </table:table-cell>
          <table:table-cell office:value-type="string" calcext:value-type="string">
            <text:p>2017-03-02 15:54:54.449657</text:p>
          </table:table-cell>
          <table:table-cell office:value-type="string" calcext:value-type="string">
            <text:p>978-85-797-5079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e8b9d86-d8b7-4e2d-94f3-b02041ab459f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PINTO, C. S. Curso Básico de Mecânica dos Solos. 3. ed. São Paulo: Oficina de Textos, 2006. 367 p.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2017-03-02 15:55:46.061240</text:p>
          </table:table-cell>
          <table:table-cell office:value-type="string" calcext:value-type="string">
            <text:p>2017-04-05 15:09:43.463528</text:p>
          </table:table-cell>
          <table:table-cell office:value-type="string" calcext:value-type="string">
            <text:p>978-85-862-3851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51410aaa-9db0-45b1-b7ff-6ae162df3bc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IBGE. Manual técnico de geomorfologia. 2. ed. Rio de Janeiro : IBGE, 2009. Disponível em: ftp://geoftp.ibge.gov.br/documentos/recursos_naturais/manuais_tecnicos/manual_tecnico_geomorfologia.pdf. Acesso em: 17/01/201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2017-03-02 15:58:57.497042</text:p>
          </table:table-cell>
          <table:table-cell office:value-type="string" calcext:value-type="string">
            <text:p>2017-04-05 15:09:30.564447</text:p>
          </table:table-cell>
          <table:table-cell office:value-type="string" calcext:value-type="string">
            <text:p>978-85-240-4110-5</text:p>
          </table:table-cell>
          <table:table-cell/>
          <table:table-cell office:value-type="string" calcext:value-type="string">
            <text:p>outr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18d6996-572f-4530-8e10-270040ae9278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CASSETI, V. Geomorfologia. [S.l.]: [2005]. Disponível em: &lt;http://www.funape.org.br/geomorfologia/&gt;. Acesso em: . 17/01/2017.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2017-03-02 16:00:18.912659</text:p>
          </table:table-cell>
          <table:table-cell office:value-type="string" calcext:value-type="string">
            <text:p>2017-03-02 16:00:18.912708</text:p>
          </table:table-cell>
          <table:table-cell table:number-columns-repeated="2"/>
          <table:table-cell office:value-type="string" calcext:value-type="string">
            <text:p>outr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3ee2d69-f506-4545-9f78-88aa40253e2a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D’ALMEIDA, Maria Luiza Otero, VILHENA, André. Lixo Municipal: Manual de Gerenciamento Integrado. São Paulo: IPT/CEMPRE, 2000.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2017-03-08 14:20:54.577478</text:p>
          </table:table-cell>
          <table:table-cell office:value-type="string" calcext:value-type="string">
            <text:p>2018-05-14 16:03:41.31568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6dafdf8-7a40-4318-869e-e1fa183ebced</text:p>
          </table:table-cell>
          <table:table-cell office:value-type="string" calcext:value-type="string">
            <text:p>livro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2017-03-09 10:03:47.675055</text:p>
          </table:table-cell>
          <table:table-cell office:value-type="string" calcext:value-type="string">
            <text:p>2017-03-09 10:03:47.675151</text:p>
          </table:table-cell>
          <table:table-cell office:value-type="string" calcext:value-type="string">
            <text:p>978-85-216-1903-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620ae17-1d55-4ed4-97c5-b06d93cc74d6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OLIVEIRA, J.B. Pedologia aplicada. <text:s/>3ed. Piracicaba: FEALQ, 2008.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2017-03-15 15:07:23.156101</text:p>
          </table:table-cell>
          <table:table-cell office:value-type="string" calcext:value-type="string">
            <text:p>2017-03-15 15:07:23.156203</text:p>
          </table:table-cell>
          <table:table-cell office:value-type="string" calcext:value-type="string">
            <text:p>978-85-7133-064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c2c36bf-311a-4208-9dd4-487364ef505b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MELO, V. F.; ALLEONI, L. R. F. (editores). Química e mineralogia do solo. Vol 1.Viçosa – MG: SBCS. 200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2017-03-15 15:08:13.179453</text:p>
          </table:table-cell>
          <table:table-cell office:value-type="string" calcext:value-type="string">
            <text:p>2017-03-15 15:08:13.179555</text:p>
          </table:table-cell>
          <table:table-cell office:value-type="string" calcext:value-type="string">
            <text:p>978-85-86504-04-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90c688e-efa4-4971-82ee-6350ca578df5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MELO, V. F.; ALLEONI, L. R. F. (editores). Química e mineralogia do solo. Vol 2.Viçosa – MG: SBCS. 200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2017-03-15 15:09:01.904955</text:p>
          </table:table-cell>
          <table:table-cell office:value-type="string" calcext:value-type="string">
            <text:p>2017-03-15 15:09:01.905048</text:p>
          </table:table-cell>
          <table:table-cell office:value-type="string" calcext:value-type="string">
            <text:p>978-85-86504-05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7447bbc7-76c8-44bb-a2b7-0ad2868c79f4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LEPSCH, I. F. Formação e Conservação do solo. São Paulo: Oficina de Textos, 200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2017-03-15 15:11:45.338709</text:p>
          </table:table-cell>
          <table:table-cell office:value-type="string" calcext:value-type="string">
            <text:p>2017-03-15 15:11:45.338761</text:p>
          </table:table-cell>
          <table:table-cell office:value-type="string" calcext:value-type="string">
            <text:p>978-85-7975-008-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40703f7-9827-4fab-9871-f0533c6848eb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REICHARDT, K; TIMM, L. C. Solo, planta e atmosfera: conceitos, processos e aplicações. Barueri/SP: Manole, 2004.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2017-03-15 15:13:10.922745</text:p>
          </table:table-cell>
          <table:table-cell office:value-type="string" calcext:value-type="string">
            <text:p>2017-03-15 15:13:10.922803</text:p>
          </table:table-cell>
          <table:table-cell office:value-type="string" calcext:value-type="string">
            <text:p>978-85-204-1773-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8d4e226-2721-4147-aa3a-13c28be23701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BRADY, N. C. Natureza e propriedades dos solos. Trad. Antônio B. N. Figueiredo. 7ed. Rio de Janeiro: Freitas Bastos, 1989.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2017-03-15 15:17:56.782289</text:p>
          </table:table-cell>
          <table:table-cell office:value-type="string" calcext:value-type="string">
            <text:p>2017-03-15 15:17:56.78239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07b4c9e-fd08-4b96-9b0c-0459bddb74b8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GLIESSMAN, S. R. Agroecologia: processos ecológicos em agricultura sustentável. 2ed. Porto Alegre: Ed.Universidade/UFRGS. 200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2017-03-15 15:19:42.085192</text:p>
          </table:table-cell>
          <table:table-cell office:value-type="string" calcext:value-type="string">
            <text:p>2017-03-15 15:19:42.085250</text:p>
          </table:table-cell>
          <table:table-cell office:value-type="string" calcext:value-type="string">
            <text:p>978-85-702560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9d4b484b-e0d0-44c7-9d4a-1e979ed63c75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Guerra, A.J.T., Silva, A.S., Garrido, R.M.B. Erosão e Conservação dos Solos - Conceitos, Temas e Aplicações. 8. ed. Rio de Janeiro: Bertrand Do Brasil, 2012.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2017-03-15 15:41:05.881670</text:p>
          </table:table-cell>
          <table:table-cell office:value-type="string" calcext:value-type="string">
            <text:p>2017-03-15 15:41:05.881786</text:p>
          </table:table-cell>
          <table:table-cell office:value-type="float" office:value="9788528607383" calcext:value-type="float">
            <text:p>97885286073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2898ca4-095d-4229-8589-a80acd1e911c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Prado, R.B. Turetta, A.P.D., Andrade, A.G de (Org.). Manejo e Conservação do Solo e da Água no contexto das mudanças ambientais. Embrapa Solos Rio de Janeiro, 2010. Disponível em: http://www.cnps.embrapa.br/publicacoes/pdfs/livro_2010_manejo_cons_solo_agua.pdf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2017-03-15 15:41:24.265022</text:p>
          </table:table-cell>
          <table:table-cell office:value-type="string" calcext:value-type="string">
            <text:p>2017-03-15 15:41:24.26507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72e59a7-ebca-4ce9-b045-e3d4768cfe80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Barbosa, R.P. Recursos Naturais E Biodiversidade: Preservação E Conservação Dos Ecossistemas - Série Eixos. São Paulo: Saraiva. 201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2017-03-15 15:43:26.972461</text:p>
          </table:table-cell>
          <table:table-cell office:value-type="string" calcext:value-type="string">
            <text:p>2017-03-15 15:43:26.972521</text:p>
          </table:table-cell>
          <table:table-cell office:value-type="string" calcext:value-type="string">
            <text:p>978-85-3650-870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9524cf0f-50f8-485d-bddc-45a7360ae5a5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Schubart, H.O.R. Parte 3: Gestão de Recursos Hídricos e Gestão do Uso do Solo: O Zoneamento Ecológico-Econômico E A Gestão Dos Recursos Hídricos. Em: Interfaces da Gestão de Recursos Hídricos. Ed. 2000. Disponível em: http://www.uff.br/cienciaambiental/biblioteca/rhidricos/parte3.pdf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2017-03-15 15:44:05.826279</text:p>
          </table:table-cell>
          <table:table-cell office:value-type="string" calcext:value-type="string">
            <text:p>2017-03-15 15:44:05.82634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6dbb2bb3-9b37-4f34-a0dc-480bc146ea43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Mota, F.S. Preservação e conservação dos recursos hídricos. 2ª. Edição. Rio de Janeiro: ABES. 1995.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2017-03-15 15:53:27.450683</text:p>
          </table:table-cell>
          <table:table-cell office:value-type="string" calcext:value-type="string">
            <text:p>2017-03-15 15:53:27.450786</text:p>
          </table:table-cell>
          <table:table-cell office:value-type="string" calcext:value-type="string">
            <text:p>978-8570-221-18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13af820-ac41-43b6-866b-4c3c8492ff24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MELO, Itamar Soares e AZEVEDO, João Lucio. MICROBIOLOGIA AMBIENTAL - 2/ED. Editora: EMBRAPA - 200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17-03-23 16:29:22.026007</text:p>
          </table:table-cell>
          <table:table-cell office:value-type="string" calcext:value-type="string">
            <text:p>2017-03-23 16:29:22.026069</text:p>
          </table:table-cell>
          <table:table-cell office:value-type="float" office:value="9788585771447" calcext:value-type="float">
            <text:p>9788585771447</text:p>
          </table:table-cell>
          <table:table-cell/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9d8baf86-7307-476a-a77a-a0b23524eeba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MICHAEL J. PELCZAR JR., E.C.S. CHAN, NOEL R. KRIEG. Microbiologia: conceitos e aplicações. Vol 1 Editora: Pearson Education - 2ª – 199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17-03-23 16:30:04.312106</text:p>
          </table:table-cell>
          <table:table-cell office:value-type="string" calcext:value-type="string">
            <text:p>2017-03-23 16:30:04.312201</text:p>
          </table:table-cell>
          <table:table-cell office:value-type="float" office:value="8534604541" calcext:value-type="float">
            <text:p>8534604541</text:p>
          </table:table-cell>
          <table:table-cell/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a0c7529-bd63-4d0f-b502-f8ad18295064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MICHAEL J. PELCZAR JR., E.C.S. CHAN, NOEL R. KRIEG. Microbiologia: conceitos e aplicações. Vol <text:s/>2. Editora: Pearson Education - 2ª – 199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17-03-23 16:30:33.470015</text:p>
          </table:table-cell>
          <table:table-cell office:value-type="string" calcext:value-type="string">
            <text:p>2017-03-23 17:17:21.425292</text:p>
          </table:table-cell>
          <table:table-cell office:value-type="float" office:value="8534604541" calcext:value-type="float">
            <text:p>8534604541</text:p>
          </table:table-cell>
          <table:table-cell/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964ca7ac-7c3c-4e25-8695-56c09bd8e4e2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MICROBIOLOGIA DE BROCK 14ª EDICAO C/CD ROM MICHAEL T. MADIGAN, JOHN M. MARTINKO, JACK PARKER - Editora Pearson / Prentice Hall (Grupo Pearson)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17-03-23 16:31:13.685152</text:p>
          </table:table-cell>
          <table:table-cell office:value-type="string" calcext:value-type="string">
            <text:p>2017-03-23 16:31:13.685206</text:p>
          </table:table-cell>
          <table:table-cell office:value-type="float" office:value="9788582712979" calcext:value-type="float">
            <text:p>9788582712979</text:p>
          </table:table-cell>
          <table:table-cell/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8c09ff5f-46d9-4b92-992b-ce57038bbba4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GERARD J. TORTORA; BERDELL R. FUNKE; CHRISTINE L. CASE - Editora Artmed MICROBIOLOGIA - 10ª EDIÇÃO - 201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17-03-23 16:31:51.847773</text:p>
          </table:table-cell>
          <table:table-cell office:value-type="string" calcext:value-type="string">
            <text:p>2017-03-23 16:31:51.847873</text:p>
          </table:table-cell>
          <table:table-cell office:value-type="float" office:value="9788582713532" calcext:value-type="float">
            <text:p>9788582713532</text:p>
          </table:table-cell>
          <table:table-cell/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8aa6f1ab-85aa-44b9-a5f0-ae86cdf42e1b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MANUAL DE MÉTODOS DE ANÁLISE MICROBIOLÓGICA DA ÁGUA NEUSELY DA SILVA/ROMEU C.NETO/VALÉRIA C.A. /NELIAN - Editora Varela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17-03-23 16:40:25.739580</text:p>
          </table:table-cell>
          <table:table-cell office:value-type="string" calcext:value-type="string">
            <text:p>2017-03-23 16:40:25.739635</text:p>
          </table:table-cell>
          <table:table-cell office:value-type="float" office:value="9788577590131" calcext:value-type="float">
            <text:p>97885775901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713b1157-d702-4327-9efc-a1f71a902221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MANUAL PRÁTICO DE MICROBIOLOGIA BÁSICA ROGERIO LACAZ RUIZ - Editora EDUSP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17-03-23 17:16:59.076467</text:p>
          </table:table-cell>
          <table:table-cell office:value-type="string" calcext:value-type="string">
            <text:p>2017-03-23 17:16:59.076561</text:p>
          </table:table-cell>
          <table:table-cell office:value-type="string" calcext:value-type="string">
            <text:p>85-314-0540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f25e07e-1d53-4d01-b989-d6cdaea0b99e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PRÁTICAS DE MICROBIOLOGIA VERMELHO, ALANE BEATRIZ - PEREIRA, ANTÔNIO FERREIRA - COELHO, ROSALIE REED RODRIGUES - SOUTO-PADRÓN, - Editora SonoPress RIMO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17-03-23 17:22:26.015148</text:p>
          </table:table-cell>
          <table:table-cell office:value-type="string" calcext:value-type="string">
            <text:p>2017-03-23 17:22:26.015249</text:p>
          </table:table-cell>
          <table:table-cell office:value-type="float" office:value="8527711656" calcext:value-type="float">
            <text:p>85277116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32dbb01a-df9a-4f92-a551-5884886d3c46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Ogenis Magno Brilhante e Luiz Querino de A. Caldas (Coords.) Gestão e Avaliação de Risco em Saúde Ambiental. ISBN 85-85676-56-6. 2a reimpressão: 2004. 1a reimpressão: 2002. (1a edição: 1999). 155p. <text:s/>Editora Fiocruz</text:p>
          </table:table-cell>
          <table:table-cell office:value-type="string" calcext:value-type="string">
            <text:p>bibliografia/arquivo/32dbb01a-df9a-4f92-a551-5884886d3c46/LIVRO_SVA_brilhante-9788575412411.pdf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017-03-24 14:28:18.938213</text:p>
          </table:table-cell>
          <table:table-cell office:value-type="string" calcext:value-type="string">
            <text:p>2017-03-24 14:31:29.069162</text:p>
          </table:table-cell>
          <table:table-cell office:value-type="string" calcext:value-type="string">
            <text:p>85-85676-56-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4960ae7-9c5a-4ea3-a535-3c0a8a8426af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Luís Sérgio Ozório Valentim. Requalificação urbana, contaminação do solo e riscos à saúde: um caso na cidade de São Paulo. Annablume, 2007. 159 P.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2017-03-24 14:35:50.077738</text:p>
          </table:table-cell>
          <table:table-cell office:value-type="string" calcext:value-type="string">
            <text:p>2017-03-24 14:35:50.077846</text:p>
          </table:table-cell>
          <table:table-cell office:value-type="float" office:value="8574197246" calcext:value-type="float">
            <text:p>8574197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a3c4ed9-e4c6-4823-9bd0-e2af5817d22e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Cristina Lucia Silveira Sisinno, Rosália Maria de Oliveira (oRG.) Resíduos Sólidos, Ambiente e Saúde: uma visão multidisciplinar. 3ª reimpressão: 2006. 2ª reimpressão: 2003. 1ª reimpressão: 2002 (1ª edição: 2000). 138 P ISBN: 85-85676-80-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2017-03-24 14:38:13.497283</text:p>
          </table:table-cell>
          <table:table-cell office:value-type="string" calcext:value-type="string">
            <text:p>2017-03-24 14:38:13.497446</text:p>
          </table:table-cell>
          <table:table-cell office:value-type="string" calcext:value-type="string">
            <text:p>85-85676-80-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6d9348d7-d9d7-47e5-aa0c-eeabfd74af6c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Freitas CM, Porto MFS, Machado JMH, organizadores. Acidentes industriais ampliados: desafios e perspectivas para o controle e a prevenção. Rio de Janeiro: Editora Fiocruz; 2000.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2017-03-24 14:43:15.531572</text:p>
          </table:table-cell>
          <table:table-cell office:value-type="string" calcext:value-type="string">
            <text:p>2017-03-24 14:43:15.531727</text:p>
          </table:table-cell>
          <table:table-cell office:value-type="string" calcext:value-type="string">
            <text:p>85-85676-72-8. 2000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97ad3df1-6cb6-47d0-8be7-f864ee27c677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Minayo MCS, Miranda AC. Saúde e ambiente sustentável: estreitando os nós. Rio de Janeiro: Ed. Fiocruz/Abrasco; 2002.</text:p>
          </table:table-cell>
          <table:table-cell office:value-type="string" calcext:value-type="string">
            <text:p>bibliografia/arquivo/97ad3df1-6cb6-47d0-8be7-f864ee27c677/LIVRO_SVA_minayo-9788575413661.pdf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017-03-24 14:45:50.671977</text:p>
          </table:table-cell>
          <table:table-cell office:value-type="string" calcext:value-type="string">
            <text:p>2017-03-24 15:28:12.143343</text:p>
          </table:table-cell>
          <table:table-cell office:value-type="string" calcext:value-type="string">
            <text:p>85-85471-11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bdf9cf1-25de-4967-8a99-a7792aa2f6a1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Papini S. Vigilância em Saúde Ambiental - Uma Nova Área da Ecologia.2ª ed. revista e ampliada. Rio de Janeiro: Editora Atheneu; 201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2017-03-24 15:19:36.959087</text:p>
          </table:table-cell>
          <table:table-cell office:value-type="string" calcext:value-type="string">
            <text:p>2017-03-24 15:19:36.959187</text:p>
          </table:table-cell>
          <table:table-cell office:value-type="float" office:value="9788538802198" calcext:value-type="float">
            <text:p>97885388021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fde2d41-ecff-415b-9123-6c4561c2cab8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Philippi Junior, Arlindo. Saneamento, saude e ambiente, fundamentos para um desenvolvimento sustentavel. ISBN: 8520421881 ISBN-13: 9788520421888 Editora: MANOLE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2017-03-24 15:21:48.302076</text:p>
          </table:table-cell>
          <table:table-cell office:value-type="string" calcext:value-type="string">
            <text:p>2017-03-24 15:22:58.524728</text:p>
          </table:table-cell>
          <table:table-cell office:value-type="string" calcext:value-type="string">
            <text:p>8520421881 (ISBN-13: 9788520421888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b0f0eac-a098-4d30-856d-412f3ee9ed63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AKERMAN, Marco . Saúde e desenvolvimento local: princípios, conceitos, práticas e cooperação técnica. São Paulo: Hucitec, 2005.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2017-03-24 15:25:42.535027</text:p>
          </table:table-cell>
          <table:table-cell office:value-type="string" calcext:value-type="string">
            <text:p>2017-03-24 15:25:42.535087</text:p>
          </table:table-cell>
          <table:table-cell office:value-type="float" office:value="9788527106856" calcext:value-type="float">
            <text:p>97885271068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8f770ab6-5cd1-4b4b-905f-fdd4b330de72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Rossetti, José Paschoal, Introdução à Economia. Editora Atlas, 992 pg, 200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2017-03-27 10:03:46.905173</text:p>
          </table:table-cell>
          <table:table-cell office:value-type="string" calcext:value-type="string">
            <text:p>2017-03-27 10:03:46.905337</text:p>
          </table:table-cell>
          <table:table-cell office:value-type="float" office:value="9788522434671" calcext:value-type="float">
            <text:p>978852243467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a999071-28ad-46e8-b1f1-e4c83160a5f0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Stiglitz, J. E. Introdução à Microeconomia. 200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2017-03-27 11:08:43.647670</text:p>
          </table:table-cell>
          <table:table-cell office:value-type="string" calcext:value-type="string">
            <text:p>2017-03-27 11:08:43.647807</text:p>
          </table:table-cell>
          <table:table-cell office:value-type="float" office:value="9788535210446" calcext:value-type="float">
            <text:p>97885352104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53fb71f-fb00-4d8c-9bec-e52ef48c50b0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Moraes, O. J. Economia Ambiental - Instrumentos Econômicos para o Desenvolvimento Sustentável. Editora Centauro. 224pg. 200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2017-03-27 15:11:45.078285</text:p>
          </table:table-cell>
          <table:table-cell office:value-type="string" calcext:value-type="string">
            <text:p>2017-03-27 15:55:33.367047</text:p>
          </table:table-cell>
          <table:table-cell office:value-type="float" office:value="9788579280030" calcext:value-type="float">
            <text:p>97885792800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6db89a0-4810-42bf-b218-3bd9ec9975f1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Huberman, L. História da Riqueza do Homem. Editora LTC. 201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2017-03-27 15:39:45.046055</text:p>
          </table:table-cell>
          <table:table-cell office:value-type="string" calcext:value-type="string">
            <text:p>2017-03-27 15:39:45.046115</text:p>
          </table:table-cell>
          <table:table-cell office:value-type="float" office:value="9788521617341" calcext:value-type="float">
            <text:p>97885216173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65ddda80-e5c7-4ed7-96c3-b83d1bf35e2c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Motta, R. S. Economia Ambiental. Editora FGV. 399 pg. 2008.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2017-03-27 15:45:49.405804</text:p>
          </table:table-cell>
          <table:table-cell office:value-type="string" calcext:value-type="string">
            <text:p>2017-03-27 15:45:49.405858</text:p>
          </table:table-cell>
          <table:table-cell office:value-type="string" calcext:value-type="string">
            <text:p>978-85225054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5abdf13-9614-4dfd-9214-5bcf8366133b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Hirschfeld, H. Engenharia Econômica e Analise de Custos. Editora Atlas. 519 pg. 2001.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2017-03-27 15:48:56.188929</text:p>
          </table:table-cell>
          <table:table-cell office:value-type="string" calcext:value-type="string">
            <text:p>2017-03-27 15:55:50.447155</text:p>
          </table:table-cell>
          <table:table-cell office:value-type="float" office:value="8522426627" calcext:value-type="float">
            <text:p>85224266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966aac3-4197-477c-b52b-e3aa0226ebed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NBR ISO 14001:2015 . Sistemas de gestão ambiental — Requisitos com orientações para us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017-03-27 16:06:59.485338</text:p>
          </table:table-cell>
          <table:table-cell office:value-type="string" calcext:value-type="string">
            <text:p>2017-03-27 16:06:59.48539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89f22a8b-dc23-46f3-b8b3-f6d12a046ec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NBR ISO 14004:2005 Versão Corrigida 2:2007 <text:s/>Sistemas de gestão ambiental - Diretrizes gerais sobre princípios, sistemas e técnicas de apoi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017-03-27 16:09:24.621292</text:p>
          </table:table-cell>
          <table:table-cell office:value-type="string" calcext:value-type="string">
            <text:p>2017-03-27 16:09:24.62134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8031af32-0a81-400b-9a9b-7b59f3786c38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NBR ISO 19011:2012 <text:s/>Diretrizes para auditoria de sistemas de gestã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017-03-27 16:11:23.226560</text:p>
          </table:table-cell>
          <table:table-cell office:value-type="string" calcext:value-type="string">
            <text:p>2017-03-27 16:11:23.2266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bb16514-6e51-42c7-9607-23aec16154be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Moura, L.A.A. Qualidade e Gestão Ambiental - Sustentabilidade e ISO 14.001. <text:s/>Editora Del Rey. 418 pg. 2011.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017-03-27 16:14:57.751550</text:p>
          </table:table-cell>
          <table:table-cell office:value-type="string" calcext:value-type="string">
            <text:p>2017-03-27 16:14:57.751611</text:p>
          </table:table-cell>
          <table:table-cell office:value-type="float" office:value="9788538401766" calcext:value-type="float">
            <text:p>978853840176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935a71e-1750-4ff5-a332-4b570418d186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Seiffert, M. E. B. Sistemas de Gestão Ambiental (SGA - ISO 14001). Editora Atlas. 168 pg. 201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017-03-27 16:19:36.211809</text:p>
          </table:table-cell>
          <table:table-cell office:value-type="string" calcext:value-type="string">
            <text:p>2017-03-27 16:19:36.211864</text:p>
          </table:table-cell>
          <table:table-cell office:value-type="float" office:value="9788522462612" calcext:value-type="float">
            <text:p>97885224626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300b69fb-8e0e-4b95-a70c-d569990a3f7e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Seiffert, M. E. B. ISO 14001 Sistemas de Gestão Ambiental - Implantação Objetiva e Econômica. Editora Atlas. 256 pg. 2011.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017-03-27 16:25:30.964976</text:p>
          </table:table-cell>
          <table:table-cell office:value-type="string" calcext:value-type="string">
            <text:p>2017-03-27 16:25:30.965059</text:p>
          </table:table-cell>
          <table:table-cell office:value-type="float" office:value="9788522461523" calcext:value-type="float">
            <text:p>97885224615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891377ed-714e-47df-b203-807a9d1bc324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NBR ISO 14021:2013 <text:s/>Rótulos e declarações ambientais - Autodeclarações ambientais (Rotulagem do tipo II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017-03-27 16:26:55.870526</text:p>
          </table:table-cell>
          <table:table-cell office:value-type="string" calcext:value-type="string">
            <text:p>2017-03-27 16:26:55.87058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49e875c4-b4ef-4e92-abbc-4a961191bde2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NBR ISO 14031:2015 <text:s/>Gestão ambiental - Avaliação de desempenho ambiental - Diretrizes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017-03-27 16:28:11.840860</text:p>
          </table:table-cell>
          <table:table-cell office:value-type="string" calcext:value-type="string">
            <text:p>2017-03-27 16:28:11.840923</text:p>
          </table:table-cell>
          <table:table-cell table:number-columns-repeated="2"/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59f33820-e5f5-4734-8a56-f4e1222dabaf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Introdução ao Gerenciamento dos Recursos Hídricos</text:p>
          </table:table-cell>
          <table:table-cell office:value-type="string" calcext:value-type="string">
            <text:p>bibliografia/arquivo/59f33820-e5f5-4734-8a56-f4e1222dabaf/Introducao_Gerenciamento.pdf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017-03-27 16:30:33.288301</text:p>
          </table:table-cell>
          <table:table-cell office:value-type="string" calcext:value-type="string">
            <text:p>2017-03-27 17:02:50.09214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8d2d9322-785f-4c1b-962b-f790e88abf51</text:p>
          </table:table-cell>
          <table:table-cell office:value-type="string" calcext:value-type="string">
            <text:p>juridico</text:p>
          </table:table-cell>
          <table:table-cell office:value-type="string" calcext:value-type="string">
            <text:p>Política Nacional de recursos Hídricos Lei 9433/1997</text:p>
          </table:table-cell>
          <table:table-cell office:value-type="string" calcext:value-type="string">
            <text:p>bibliografia/arquivo/8d2d9322-785f-4c1b-962b-f790e88abf51/lei19979433.pdf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017-03-27 16:53:32.495149</text:p>
          </table:table-cell>
          <table:table-cell office:value-type="string" calcext:value-type="string">
            <text:p>2017-03-27 16:53:32.49520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8176b7b-c9d5-42f2-abf4-da5c94840955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A evolução da gestão dos recursos hídricos no Brasil</text:p>
          </table:table-cell>
          <table:table-cell office:value-type="string" calcext:value-type="string">
            <text:p>bibliografia/arquivo/e8176b7b-c9d5-42f2-abf4-da5c94840955/A_Evolucao_da_Gestao_dos_Recur_gGPDtLr.pdf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017-03-27 16:57:30.371681</text:p>
          </table:table-cell>
          <table:table-cell office:value-type="string" calcext:value-type="string">
            <text:p>2017-03-27 17:18:03.73518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8c853b7-7452-49ac-897d-77b267d03a95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Experiências de Gestão dos Recursos Hídricos</text:p>
          </table:table-cell>
          <table:table-cell office:value-type="string" calcext:value-type="string">
            <text:p>bibliografia/arquivo/18c853b7-7452-49ac-897d-77b267d03a95/Experiencias_de_Gestao_de_Recu_dorPGcq.pdf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017-03-27 17:02:05.696797</text:p>
          </table:table-cell>
          <table:table-cell office:value-type="string" calcext:value-type="string">
            <text:p>2017-03-27 17:02:05.69688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78d1b337-aa9e-45ef-90b3-ffb5fd6d7ad0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Brasil: A gestão da qualidade da água</text:p>
          </table:table-cell>
          <table:table-cell office:value-type="string" calcext:value-type="string">
            <text:p>bibliografia/arquivo/78d1b337-aa9e-45ef-90b3-ffb5fd6d7ad0/Gestão_da_Qualidade_da_Água.pdf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017-03-27 17:05:02.745510</text:p>
          </table:table-cell>
          <table:table-cell office:value-type="string" calcext:value-type="string">
            <text:p>2017-03-27 17:05:02.745727</text:p>
          </table:table-cell>
          <table:table-cell table:number-columns-repeated="2"/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d0258d7-17f9-4a3a-bec0-75fcce0386e9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Manual de Outorga de uso da água do Estado do Tocantins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17-03-27 17:05:42.685655</text:p>
          </table:table-cell>
          <table:table-cell office:value-type="string" calcext:value-type="string">
            <text:p>2017-03-27 17:06:03.083740</text:p>
          </table:table-cell>
          <table:table-cell table:number-columns-repeated="2"/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8669605a-6db2-424a-a6fc-3e51b937b8fd</text:p>
          </table:table-cell>
          <table:table-cell office:value-type="string" calcext:value-type="string">
            <text:p>juridico</text:p>
          </table:table-cell>
          <table:table-cell office:value-type="string" calcext:value-type="string">
            <text:p>Decreto 2432/2005 - regulamenta a outorga de uso da água no Estado do Tocantins</text:p>
          </table:table-cell>
          <table:table-cell office:value-type="string" calcext:value-type="string">
            <text:p>bibliografia/arquivo/8669605a-6db2-424a-a6fc-3e51b937b8fd/DECRETO_2.432_de_06-2005outorg_XsEQwXO.pdf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017-03-27 17:14:05.901007</text:p>
          </table:table-cell>
          <table:table-cell office:value-type="string" calcext:value-type="string">
            <text:p>2017-03-27 17:14:05.901165</text:p>
          </table:table-cell>
          <table:table-cell table:number-columns-repeated="2"/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2a22f32-e94d-4a7c-b3e2-2fb578b54637</text:p>
          </table:table-cell>
          <table:table-cell office:value-type="string" calcext:value-type="string">
            <text:p>juridico</text:p>
          </table:table-cell>
          <table:table-cell office:value-type="string" calcext:value-type="string">
            <text:p>Lei 1307/2002 Política Estadual de recursos Hídricos - Tocantins</text:p>
          </table:table-cell>
          <table:table-cell office:value-type="string" calcext:value-type="string">
            <text:p>bibliografia/arquivo/d2a22f32-e94d-4a7c-b3e2-2fb578b54637/LEI_1.307_DE_22_DE_MARÇO_DE_2002.pdf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017-03-27 17:15:56.829802</text:p>
          </table:table-cell>
          <table:table-cell office:value-type="string" calcext:value-type="string">
            <text:p>2017-03-27 17:15:56.829893</text:p>
          </table:table-cell>
          <table:table-cell table:number-columns-repeated="2"/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ac893be-ec08-44a3-b809-7811cb4b15a2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JUNQUEIRA, LCU. 8a ed. Biologia celular e molecular. Guanabara Kooogan S. A. RJ. 332p. 2005.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2017-04-05 15:03:55.258843</text:p>
          </table:table-cell>
          <table:table-cell office:value-type="string" calcext:value-type="string">
            <text:p>2017-04-05 15:03:55.25889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601b7ae1-bec5-48ca-9d93-249c8894badf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RUPPERT, EE. Zoologia dos invertebrados. Roca. SP. 1145p. 2005.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2017-04-05 15:05:37.861654</text:p>
          </table:table-cell>
          <table:table-cell office:value-type="string" calcext:value-type="string">
            <text:p>2017-04-05 15:05:37.86171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c6cf932-936d-424b-842b-f797d7c67f39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Orr, Robert T., Biologia dos vertebrados / 5.ed. São Paulo, SP : Roca, 1986 x,508 p.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2017-04-05 15:06:33.016919</text:p>
          </table:table-cell>
          <table:table-cell office:value-type="string" calcext:value-type="string">
            <text:p>2017-04-05 15:06:33.0170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19b9cbd-05fe-40eb-9ee0-44ec68baab31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SADAVA, D.; RENARD, DG, BONAN, CD. Vida: a ciência da Biologia. 8a ed. Vol. 1. Artmed. Porto Alegre, RS. 2009.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2017-04-05 15:07:13.289786</text:p>
          </table:table-cell>
          <table:table-cell office:value-type="string" calcext:value-type="string">
            <text:p>2017-04-05 15:07:13.28984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f50098d-f9bb-4feb-a750-27ca6bf38edf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AVERSI-FERREIRA, TA, Biologia celular e molecular / 2. ed. rev. e ampl. Campinas, SP: Átomo, 2013. 262 p.: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2017-04-05 15:07:44.908821</text:p>
          </table:table-cell>
          <table:table-cell office:value-type="string" calcext:value-type="string">
            <text:p>2017-04-05 15:07:44.90892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0208130-3810-48f7-888b-dd3b53b4d77d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SADAVA, D.; RENARD, DG, BONAN, CD. Vida: a ciência da Biologia. 8a ed. Vol. 2. Artmed. Porto Alegre, RS. 2009.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2017-04-05 15:09:19.726325</text:p>
          </table:table-cell>
          <table:table-cell office:value-type="string" calcext:value-type="string">
            <text:p>2017-04-05 15:09:19.7263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7c90f7c-b953-479e-9ec7-7b49e1347e5f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SADAVA, D.; RENARD, DG, BONAN, CD. Vida: a ciência da Biologia. 8a ed. Vol. 3. Artmed. Porto Alegre, RS. 2009.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2017-04-05 15:09:38.684856</text:p>
          </table:table-cell>
          <table:table-cell office:value-type="string" calcext:value-type="string">
            <text:p>2017-04-05 15:09:38.68491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4b2746c8-d0bc-458d-83db-756ba3c5a4cd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LAKATOS, E. M., MARCONI, M. A. Fundamentos de metodologia científica. 7ed. São Paulo: Atlas. 270p. 201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2017-04-05 15:10:43.136748</text:p>
          </table:table-cell>
          <table:table-cell office:value-type="string" calcext:value-type="string">
            <text:p>2017-04-05 15:10:43.1368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6dddbd92-eef6-440a-b4be-a30ddd8789cc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OLIVEIRA NETTO, ALVIM ANTONIO DE., Metodologia da Pesquisa Científica :guia prático para apresentação de trabalhos acadêmicos / 3.ed. rev. e atual. São Paulo : Visual Books, 2008. 192 p.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2017-04-05 15:11:16.646153</text:p>
          </table:table-cell>
          <table:table-cell office:value-type="string" calcext:value-type="string">
            <text:p>2017-04-05 15:11:16.6462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4508a89-452a-4739-8a39-076459b0093d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LAKATOS, E. M., MARCONI, M. A. Metodologia científica. 6ed. São Paulo: Atlas. 314p. 2011.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2017-04-05 15:11:40.112380</text:p>
          </table:table-cell>
          <table:table-cell office:value-type="string" calcext:value-type="string">
            <text:p>2017-04-05 15:11:40.11284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f3ae594d-7a12-4525-b9da-7a7b1baa3409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LAKATOS, E. M., MARCONI, M. A. Metodologia científica. 6ed. São Paulo: Atlas. 314p. 2011.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2017-04-05 15:11:52.374098</text:p>
          </table:table-cell>
          <table:table-cell office:value-type="string" calcext:value-type="string">
            <text:p>2017-04-05 15:11:52.37418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44d78c49-60c8-46c2-932c-2ed1dfbe0728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SEVERINO, Antônio Joaquim. Metodologia do trabalho científico. Cortez editora, 2014.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2017-04-05 15:21:04.004349</text:p>
          </table:table-cell>
          <table:table-cell office:value-type="string" calcext:value-type="string">
            <text:p>2017-04-05 15:21:04.004410</text:p>
          </table:table-cell>
          <table:table-cell office:value-type="float" office:value="9788524924484" calcext:value-type="float">
            <text:p>97885249244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c4a50e4-1dc3-4ed4-9cbe-701633f8e72c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SEVERINO, Antônio Joaquim. Metodologia do trabalho científico. Cortez editora, 2014.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2017-04-05 15:21:19.575210</text:p>
          </table:table-cell>
          <table:table-cell office:value-type="string" calcext:value-type="string">
            <text:p>2017-04-05 15:21:19.57527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610d113-8dc2-4a86-b7eb-818f41356b82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LEITE, F.T. Metodologia Científica. Métodos e técnicas de pesquisa (monografias, Dissertações, Teses e Livros). Aparecida: Idéias &amp; Letras, 2008.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2017-04-05 15:28:34.842796</text:p>
          </table:table-cell>
          <table:table-cell office:value-type="string" calcext:value-type="string">
            <text:p>2017-04-05 15:28:34.842897</text:p>
          </table:table-cell>
          <table:table-cell office:value-type="float" office:value="9788598239941" calcext:value-type="float">
            <text:p>97885982399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6c7d7b7-d0ac-437e-90d4-a8cb7fc564c9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LEITE, F.T. Metodologia Científica. Métodos e técnicas de pesquisa (monografias, Dissertações, Teses e Livros). Aparecida: Idéias &amp; Letras, 2008.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2017-04-05 15:29:00.672080</text:p>
          </table:table-cell>
          <table:table-cell office:value-type="string" calcext:value-type="string">
            <text:p>2017-04-05 15:29:00.672136</text:p>
          </table:table-cell>
          <table:table-cell office:value-type="float" office:value="9788598239941" calcext:value-type="float">
            <text:p>9788598239941</text:p>
          </table:table-cell>
          <table:table-cell/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4e12a9a-55fe-4b61-a193-047e894a6df7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OLIVEIRA NETTO, ALVIM ANTONIO DE., Metodologia da Pesquisa Científica :guia prático para apresentação de trabalhos acadêmicos / 3.ed. rev. e atual. São Paulo : Visual Books, 2008. 192 p.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2017-04-05 15:29:59.610127</text:p>
          </table:table-cell>
          <table:table-cell office:value-type="string" calcext:value-type="string">
            <text:p>2017-04-05 15:29:59.61022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fa106d89-07bb-44b9-a834-e90265c28f41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LAKATOS, E. M., MARCONI, M. A. Fundamentos de metodologia científica. 7ed. São Paulo: Atlas. 270p. 201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2017-04-05 15:30:51.129706</text:p>
          </table:table-cell>
          <table:table-cell office:value-type="string" calcext:value-type="string">
            <text:p>2017-04-05 15:30:51.12978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7b5d8a97-ede5-44ce-94af-744c12c96dcb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BOSCOV, M.E.G. Geotecnia Ambiental. 1. Ed. São Paulo : Oficina de Textos, 2008. 248 p.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2017-04-05 15:49:38.542950</text:p>
          </table:table-cell>
          <table:table-cell office:value-type="string" calcext:value-type="string">
            <text:p>2017-04-05 15:58:59.064252</text:p>
          </table:table-cell>
          <table:table-cell office:value-type="string" calcext:value-type="string">
            <text:p>978-85-862-3873-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5dabc54e-1263-4a95-a24e-437fda10772b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ZUQUETTE, L.V. Geotecnia Ambiental. 1. Ed. São Paulo : Elsevier , 2015. 432 p.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2017-04-05 15:50:46.455381</text:p>
          </table:table-cell>
          <table:table-cell office:value-type="string" calcext:value-type="string">
            <text:p>2017-04-05 15:58:44.972539</text:p>
          </table:table-cell>
          <table:table-cell office:value-type="string" calcext:value-type="string">
            <text:p>978-85-352-8058-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1f48e797-de37-4ca5-8daa-e90128203841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OLIVEIRA, A. M.S., BRITO, S.N.A. Geologia de Engenharia. São Paulo : ABGE, 1998. 587 p.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2017-04-05 15:52:44.626909</text:p>
          </table:table-cell>
          <table:table-cell office:value-type="string" calcext:value-type="string">
            <text:p>2017-04-05 15:52:44.626956</text:p>
          </table:table-cell>
          <table:table-cell office:value-type="string" calcext:value-type="string">
            <text:p>978-85-727-000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4fa8914c-59c5-4cd4-9f18-d9915fb77bcb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GIAMPÁ, C.E.Q.; GONÇALVES, V. G. Águas Subterrâneas e Poços Tubulares Profundos. 2. ed. São Paulo : Oficina de Textos, 2013. 496 p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2017-04-05 15:53:35.548831</text:p>
          </table:table-cell>
          <table:table-cell office:value-type="string" calcext:value-type="string">
            <text:p>2017-04-05 15:53:35.548929</text:p>
          </table:table-cell>
          <table:table-cell office:value-type="string" calcext:value-type="string">
            <text:p>978-85-797-5086-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1b09836-982b-4fdc-aeb0-a3535eddb92e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QUEIROZ, RUDNEY C. Geologia e Geotecnia Básica para Engenharia Civil. 1. ed. São Paulo : Bluncher, 2016. 416 p.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2017-04-05 15:54:17.227924</text:p>
          </table:table-cell>
          <table:table-cell office:value-type="string" calcext:value-type="string">
            <text:p>2017-04-05 15:58:20.084384</text:p>
          </table:table-cell>
          <table:table-cell office:value-type="string" calcext:value-type="string">
            <text:p>978-85-212-0956-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8f290d5-d16f-4931-86dc-5e4943e7cdb5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BATES, J. <text:s/>Barragens de Rejeitos. São Paulo: Signus Editora, 2002. 112 p.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2017-04-05 15:55:20.041068</text:p>
          </table:table-cell>
          <table:table-cell office:value-type="string" calcext:value-type="string">
            <text:p>2017-04-05 15:55:20.041121</text:p>
          </table:table-cell>
          <table:table-cell office:value-type="string" calcext:value-type="string">
            <text:p>978-85-847-8031-6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b21b0bc-9c2a-47e6-b3f6-ee45958f1c49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MORAES, S.L.; TEIXEIRA, C.E.; MAXIMIANO, A.M.S. Guia de elaboração de planos de intervenção para o gerenciamento de áreas contaminadas. 1. ed. rev. São Paulo : IPT, 2014.395 p. Disponível em: https://www.google.com.br/#q=GERENCIAMENTO+DE+%C3%81REAS+CONTAMINADAS+IPT. Acesso em: 17/01/2017.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2017-04-05 15:57:02.364166</text:p>
          </table:table-cell>
          <table:table-cell office:value-type="string" calcext:value-type="string">
            <text:p>2017-04-05 15:57:02.364220</text:p>
          </table:table-cell>
          <table:table-cell office:value-type="string" calcext:value-type="string">
            <text:p>978-85-09-00179-7</text:p>
          </table:table-cell>
          <table:table-cell/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f378b23a-a539-4bc5-9e3a-8a2f8cb16075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SCHIANETZ, B. Passivos Ambientais: levantamento histórico da periculosidade: ações de recuperação. Curitiba : SENAI-PR, 199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2017-04-05 15:57:57.258181</text:p>
          </table:table-cell>
          <table:table-cell office:value-type="string" calcext:value-type="string">
            <text:p>2017-04-05 15:57:57.25823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649d4b5-5c76-4f33-b3ce-9de114389672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BAIRD, C.; CANN, M. Química ambiental. 4ed. Porto Alegre :Ed. Bookman. 2011. 844p.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2017-04-12 09:50:13.965841</text:p>
          </table:table-cell>
          <table:table-cell office:value-type="string" calcext:value-type="string">
            <text:p>2017-04-12 09:50:13.965898</text:p>
          </table:table-cell>
          <table:table-cell office:value-type="float" office:value="9788577808489" calcext:value-type="float">
            <text:p>97885778084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7b1b2fdc-7d23-470d-a720-443accd988b8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SPIRO, T. G.; STIGLIANI, W. M. Química ambiental. 2ed. Ed. São Paulo: Prentice Hall. 2008. 352p.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2017-04-12 09:51:01.862481</text:p>
          </table:table-cell>
          <table:table-cell office:value-type="string" calcext:value-type="string">
            <text:p>2017-04-12 09:51:01.862535</text:p>
          </table:table-cell>
          <table:table-cell office:value-type="string" calcext:value-type="string">
            <text:p>9788576051961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7f3bd877-1df7-41ee-95a3-cc7be9d01b8d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RANGEL, M. B. A.; NOWACKI, C. C. B. Química ambiental: conceitos, processos e estudo dos impactos ao meio ambiente. São Paulo : Ed. Érica. 2014. 136p.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2017-04-12 09:51:48.420300</text:p>
          </table:table-cell>
          <table:table-cell office:value-type="string" calcext:value-type="string">
            <text:p>2017-04-12 09:51:48.420407</text:p>
          </table:table-cell>
          <table:table-cell office:value-type="float" office:value="9788536509051" calcext:value-type="float">
            <text:p>97885365090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6db3201-5958-4917-bf7d-638bbb2d29e8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ROCHA, J. C.; ROSA, A. H.; CARDOSO, A. A. Introdução à química ambiental. 2ed.Porot Alegre : Ed. Bookman. 2009. 256p.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2017-04-12 09:52:25.094034</text:p>
          </table:table-cell>
          <table:table-cell office:value-type="string" calcext:value-type="string">
            <text:p>2017-04-12 09:52:25.094225</text:p>
          </table:table-cell>
          <table:table-cell office:value-type="string" calcext:value-type="string">
            <text:p>9788577804696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341bfc9b-cd70-497b-8d8f-e44b01e6e256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LEITE, A.E. Recursos Energéticos e Ambiente. Curitiba : Ed. Intersaberes. 2015. 320p.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2017-04-12 09:53:09.671429</text:p>
          </table:table-cell>
          <table:table-cell office:value-type="string" calcext:value-type="string">
            <text:p>2017-04-12 09:53:09.671529</text:p>
          </table:table-cell>
          <table:table-cell office:value-type="string" calcext:value-type="string">
            <text:p>978-85443014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f94413c-8cd2-4a2c-bda6-7f36e4f7c2dd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JUNIOR, A.P. Matrizes Energéticas: Conceitos e Usos em Gestão e Planejamento. Barueri : Ed. Manole. 2010. 204 p.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2017-04-12 09:53:57.042479</text:p>
          </table:table-cell>
          <table:table-cell office:value-type="string" calcext:value-type="string">
            <text:p>2017-04-12 09:53:57.042575</text:p>
          </table:table-cell>
          <table:table-cell office:value-type="string" calcext:value-type="string">
            <text:p>978-85204303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d0157f6-d3ee-4776-a42d-0f9f61f011ef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RIBEIRO, J. A. Recursos Naturais como Insumo Energético. Um Estudo do Uso da Biomassa Florestal. Curitiba : Ed. Appris. 2016. 97 p.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2017-04-12 09:54:30.541857</text:p>
          </table:table-cell>
          <table:table-cell office:value-type="string" calcext:value-type="string">
            <text:p>2017-04-12 09:54:30.542008</text:p>
          </table:table-cell>
          <table:table-cell office:value-type="string" calcext:value-type="string">
            <text:p>978-858192968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4477afd2-39a2-4471-8614-470e5a601822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BOBIN, J. A Energia. Ed. Instituto Piaget. <text:s/>1998. 140 p.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2017-04-12 09:55:19.357045</text:p>
          </table:table-cell>
          <table:table-cell office:value-type="string" calcext:value-type="string">
            <text:p>2017-04-12 09:55:19.357158</text:p>
          </table:table-cell>
          <table:table-cell office:value-type="string" calcext:value-type="string">
            <text:p>978-97277118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4945888b-d83a-4432-bc02-4db0cda32d41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ATKINS, P.; Jones, L.; Princípios de Química – Questionando a Vida Moderna e o Meio Ambiente, 5º Ed.; São Paulo: Editora Bookman. 2011.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17-04-17 16:28:49.226482</text:p>
          </table:table-cell>
          <table:table-cell office:value-type="string" calcext:value-type="string">
            <text:p>2017-04-17 16:28:49.226539</text:p>
          </table:table-cell>
          <table:table-cell office:value-type="string" calcext:value-type="string">
            <text:p>85-363-0668-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9c6a336-bf8c-489e-aaa0-2692aacfaf74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BROWN, T. L., LeMay, H. E., Bursten, B. E. Burdge, J. R.; Química a Ciência Central. 9 ed. São Paulo: Editora Makron Books do Brasil. 2005.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17-04-17 16:30:31.378890</text:p>
          </table:table-cell>
          <table:table-cell office:value-type="string" calcext:value-type="string">
            <text:p>2017-04-17 16:30:31.378954</text:p>
          </table:table-cell>
          <table:table-cell office:value-type="string" calcext:value-type="string">
            <text:p>85-87918-42-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b64ef7e-2f01-4e09-a8e2-79486a43bd6a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BRADY, J. E.; Senese, F. Química – a Matéria e suas Transformações, 5º Edição, Volume 1 e 2, Editora LTC, 2009.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17-04-17 16:35:45.896208</text:p>
          </table:table-cell>
          <table:table-cell office:value-type="string" calcext:value-type="string">
            <text:p>2017-04-17 16:50:27.084646</text:p>
          </table:table-cell>
          <table:table-cell office:value-type="string" calcext:value-type="string">
            <text:p>978-85-216-1721.1 (v.2); 978-85-216-1720.4 (v.1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e765cca8-d4bc-4260-ae02-1838cde0c9b6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KOTZ, J. C.; Treichel, P.M.; Weaver, G.C. Química Geral e Reações Químicas, Vol. 1 e 2, Editora Cengang Learning, Tradução da 6º Edição Norte Americana, 2009.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17-04-17 16:39:23.445410</text:p>
          </table:table-cell>
          <table:table-cell office:value-type="string" calcext:value-type="string">
            <text:p>2017-04-17 16:39:23.445513</text:p>
          </table:table-cell>
          <table:table-cell office:value-type="string" calcext:value-type="string">
            <text:p>978-85-221-0691-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c7a3b02-d0e6-413a-9e23-370ae33af9d9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BROWN, L. S.; HOLME, T. A.; Química Geral Aplicada à Engenharia, Editora Cengage Learning, 2009.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17-04-17 16:40:47.564758</text:p>
          </table:table-cell>
          <table:table-cell office:value-type="string" calcext:value-type="string">
            <text:p>2017-04-17 16:40:47.564855</text:p>
          </table:table-cell>
          <table:table-cell office:value-type="string" calcext:value-type="string">
            <text:p>978-85-221-0688-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31fd46f2-8f0a-4d4d-8da8-506dd1ae2d96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RUSSEL, J. B., Química Geral. Vol 1 e 2; <text:s/>2 ed.; São Paulo; Editora Makron Books do Brasil; 1994.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17-04-17 16:42:38.765205</text:p>
          </table:table-cell>
          <table:table-cell office:value-type="string" calcext:value-type="string">
            <text:p>2017-04-17 16:42:38.76529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e603eb6d-dbda-4313-aa1a-6884baae6878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HARRIS, D. C. Análise Química Quantitativa. 8ª Edição., Rio de Janeiro, Editora <text:s/>Livros Técnicos e Científicos S. A., 2012.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17-04-17 16:45:32.302435</text:p>
          </table:table-cell>
          <table:table-cell office:value-type="string" calcext:value-type="string">
            <text:p>2017-04-17 16:45:32.302539</text:p>
          </table:table-cell>
          <table:table-cell office:value-type="string" calcext:value-type="string">
            <text:p>978-85-216-2042-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d1e448c-ac37-45f5-a02d-ad8f3fea5bd5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SKOOG, D. A.; West, D. A.; Holler, F. J.; Crouch, S. R.; Fundamentos de Química Analítica, 9ª Edição, Editora Thomson, 2014.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17-04-17 16:49:03.555242</text:p>
          </table:table-cell>
          <table:table-cell office:value-type="string" calcext:value-type="string">
            <text:p>2017-04-17 16:49:03.555309</text:p>
          </table:table-cell>
          <table:table-cell office:value-type="string" calcext:value-type="string">
            <text:p>978-85-221-1660-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fe1bf947-7d50-46be-93c5-8af8bc894b54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VOGEL, A. I. Analise Química Quantitativa. 6 ed. Rio de Janeiro: Livros Técnicos e Científicos. 2002.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17-04-17 16:49:55.051100</text:p>
          </table:table-cell>
          <table:table-cell office:value-type="string" calcext:value-type="string">
            <text:p>2017-04-17 16:49:55.0512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5d29d649-0073-4a00-b8ee-5a888119ce25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SOLOMONS, T. W. G., FRYHLE, C. B.; Química Orgânica, Editora LTC, Vol 1, 10ª Edição, Rio de Janeiro, 2012.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2017-04-17 17:41:45.049425</text:p>
          </table:table-cell>
          <table:table-cell office:value-type="string" calcext:value-type="string">
            <text:p>2017-04-17 17:49:26.66836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03e8345-77bc-499a-8984-fc0d92b6a1f9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SOLOMONS, T. W. G., FRYHLE, C. B.; Química Orgânica, Editora LTC, Vol 2, 10ª Edição, Rio de Janeiro, 2012.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2017-04-17 17:42:03.304026</text:p>
          </table:table-cell>
          <table:table-cell office:value-type="string" calcext:value-type="string">
            <text:p>2017-04-17 17:49:16.05853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2a21179-43d9-47b0-b9f6-b611ec892d4d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CARREY, F. A.; Química Orgânica, 7º Edição, Editora Bookman, Vol. 1, 2011.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2017-04-17 17:42:35.939836</text:p>
          </table:table-cell>
          <table:table-cell office:value-type="string" calcext:value-type="string">
            <text:p>2017-04-17 17:46:44.617079</text:p>
          </table:table-cell>
          <table:table-cell office:value-type="string" calcext:value-type="string">
            <text:p>978-85-8055-053-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42eb0b5-c961-4a2f-b390-3d038d8a7967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CARREY, F. A.; Química Orgânica, 7º Edição, Editora Bookman, Vol. 2, 2011.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2017-04-17 17:42:52.081991</text:p>
          </table:table-cell>
          <table:table-cell office:value-type="string" calcext:value-type="string">
            <text:p>2017-04-17 17:47:42.718727</text:p>
          </table:table-cell>
          <table:table-cell office:value-type="string" calcext:value-type="string">
            <text:p>978-85-63308-89-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4bd2e1a-ed95-4073-a13a-5280552618f1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BRUICE, P. Y.; Química Orgânica, Editora Pearson Prentice Hall, Vol 1, 4º Edição, 2006.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2017-04-17 17:43:16.170653</text:p>
          </table:table-cell>
          <table:table-cell office:value-type="string" calcext:value-type="string">
            <text:p>2017-04-17 17:50:33.52359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dbef3792-737a-45fd-b9bf-b2a8bf3d34a6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BRUICE, P. Y.; Química Orgânica, Editora Pearson Prentice Hall, Vol 2, 4º Edição, 2006.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2017-04-17 17:43:35.081474</text:p>
          </table:table-cell>
          <table:table-cell office:value-type="string" calcext:value-type="string">
            <text:p>2017-04-17 17:50:43.48684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9fbe460-fdee-427e-a77e-870b4ed3a7fa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McMURRY, J.; Química Orgânica COMBO, Tradução da 6º Edição Norte-Americana, Editora Thomson, 2005.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2017-04-17 17:43:56.601647</text:p>
          </table:table-cell>
          <table:table-cell office:value-type="string" calcext:value-type="string">
            <text:p>2017-04-17 17:50:55.3661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36da9ba2-fd06-43b9-9e0a-a720562ee274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Martland, Carl D. Avaliação de Projetos: Por uma Infraestrutura Sustentável. LTC:São Paulo. 1014. 424p.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2018-05-14 15:42:10.489530</text:p>
          </table:table-cell>
          <table:table-cell office:value-type="string" calcext:value-type="string">
            <text:p>2018-05-14 15:42:10.489586</text:p>
          </table:table-cell>
          <table:table-cell office:value-type="float" office:value="9788521624004" calcext:value-type="float">
            <text:p>9788521624004</text:p>
          </table:table-cell>
          <table:table-cell/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f4f4446-1ef5-4d23-97e3-c0b01138d327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ANDERSON, PHILIPKORTSCHOT, MARK T.MCCAHAN, SUSAN. PROJETOS DE ENGENHARIA - UMA INTRODUÇAO. LTC: São Paulo. 201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2018-05-14 15:45:31.331254</text:p>
          </table:table-cell>
          <table:table-cell office:value-type="string" calcext:value-type="string">
            <text:p>2018-05-14 15:45:31.331291</text:p>
          </table:table-cell>
          <table:table-cell office:value-type="float" office:value="521634455" calcext:value-type="float">
            <text:p>521634455</text:p>
          </table:table-cell>
          <table:table-cell/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4af5cd46-171d-4bcb-bea3-340205d6bee2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O que é Gerenciamento de Projetos? disponível em:&lt;https://brasil.pmi.org/brazil/AboutUs/WhatIsProjectManagement.aspx&gt;. Acesso em: 14 maio 2018.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2018-05-14 15:50:41.046457</text:p>
          </table:table-cell>
          <table:table-cell office:value-type="string" calcext:value-type="string">
            <text:p>2018-05-14 15:50:41.046501</text:p>
          </table:table-cell>
          <table:table-cell table:number-columns-repeated="2"/>
          <table:table-cell office:value-type="string" calcext:value-type="string">
            <text:p>outro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8867f928-f730-4e88-94cc-bb4848a8678d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Brunetti, Franco., Mecânica dos fluidos / 2.ed.rev. São Paulo : Prentice Hall, 2008. 431 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2018-05-14 16:03:36.296892</text:p>
          </table:table-cell>
          <table:table-cell office:value-type="string" calcext:value-type="string">
            <text:p>2018-05-14 16:03:36.296946</text:p>
          </table:table-cell>
          <table:table-cell office:value-type="float" office:value="9788581433035" calcext:value-type="float">
            <text:p>97885814330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94ce6b65-2a45-4f2d-a380-2a650e4c73d2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BRASIL. Fundação Nacional de Saúde. Manual de Saneamento. 3a ed. Brasília: Fundação Nacional de Saúde, 2016. 408 p.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2018-05-14 16:05:17.630014</text:p>
          </table:table-cell>
          <table:table-cell office:value-type="string" calcext:value-type="string">
            <text:p>2018-05-14 16:05:17.630056</text:p>
          </table:table-cell>
          <table:table-cell table:number-columns-repeated="2"/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c9a2c0d-c26f-4538-8c4f-451a0db89c40</text:p>
          </table:table-cell>
          <table:table-cell office:value-type="string" calcext:value-type="string">
            <text:p>juridico</text:p>
          </table:table-cell>
          <table:table-cell office:value-type="string" calcext:value-type="string">
            <text:p>BRASIL. Lei 12305. Política Nacional de Resíduos Sólidos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2018-05-14 16:08:00.507781</text:p>
          </table:table-cell>
          <table:table-cell office:value-type="string" calcext:value-type="string">
            <text:p>2018-05-14 16:08:00.50782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4a2d3d6-7c36-41c2-993d-4b714e149344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BRAGA, B. et al. Introdução a Engenharia Ambiental. São Paulo: Ed. Prentice Hall, 2002.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2018-05-14 16:08:48.181617</text:p>
          </table:table-cell>
          <table:table-cell office:value-type="string" calcext:value-type="string">
            <text:p>2018-05-14 16:08:48.18165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f7146a17-f044-4ec8-86b6-cdc288a83057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MOTA, S. Introdução à Engenharia Ambiental. Rio de Janeiro: Ed. ABES, 2000.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2018-05-14 16:09:25.328826</text:p>
          </table:table-cell>
          <table:table-cell office:value-type="string" calcext:value-type="string">
            <text:p>2018-05-14 16:09:25.3288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5e22bb58-d590-49bc-a0ed-103258f158d7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MONTEIRO, J. H. P. et al. Manual de gerenciamento integrado de resíduos sólidos. Rio de Janeiro, IBAM, 2001. 200 p. Disponível em: &lt; www.web-resol.org/cartilha4/manual.pdf&gt;. Acesso em 30 ago. 2010.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2018-05-14 16:11:03.842556</text:p>
          </table:table-cell>
          <table:table-cell office:value-type="string" calcext:value-type="string">
            <text:p>2018-05-14 16:11:03.842612</text:p>
          </table:table-cell>
          <table:table-cell table:number-columns-repeated="2"/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31dc6e5-16bd-4a33-a6a2-aba325e57cb1</text:p>
          </table:table-cell>
          <table:table-cell office:value-type="string" calcext:value-type="string">
            <text:p>juridico</text:p>
          </table:table-cell>
          <table:table-cell office:value-type="string" calcext:value-type="string">
            <text:p>ASSOCIAÇÃO BRASILEIRA DE NORMAS TÉCNICAS-ABNT. NBR 13896 - Aterros de resíduos não perigosos: critérios para projeto, implantação e operação. Rio de Janeiro, 1997.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2018-05-14 16:12:02.496868</text:p>
          </table:table-cell>
          <table:table-cell office:value-type="string" calcext:value-type="string">
            <text:p>2018-05-14 16:12:02.4969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4015d8b3-ff39-4f25-a23e-82d7b8c69942</text:p>
          </table:table-cell>
          <table:table-cell office:value-type="string" calcext:value-type="string">
            <text:p>juridico</text:p>
          </table:table-cell>
          <table:table-cell office:value-type="string" calcext:value-type="string">
            <text:p>ASSOCIAÇÃO BRASILEIRA DE NORMAS TÉCNICAS-ABNT. NBR 8419 - Apresentação de projetos de aterros sanitários de resíduos sólidos urbanos - Procedimento. Rio de Janeiro, 1996.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2018-05-14 16:12:38.991019</text:p>
          </table:table-cell>
          <table:table-cell office:value-type="string" calcext:value-type="string">
            <text:p>2018-05-14 16:12:38.991061</text:p>
          </table:table-cell>
          <table:table-cell table:number-columns-repeated="2"/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63aa7e5d-9aae-40b6-937c-24b455c4a179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PEREIRA NETO, João Tinôco. Manual de compostagem: processo de baixo custo. 1. ed. Viçosa, MG: Ed. da UFV, 2007. 81 p. (Soluções).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2018-05-14 16:13:49.012383</text:p>
          </table:table-cell>
          <table:table-cell office:value-type="string" calcext:value-type="string">
            <text:p>2018-05-14 16:13:49.012425</text:p>
          </table:table-cell>
          <table:table-cell table:number-columns-repeated="2"/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8d3b0c7c-6f47-4dc8-9ca1-83b9e7a26b64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BRASIL. Fundação Nacional de Saúde. Manual de Saneamento. 3a ed. Brasília: Fundação Nacional de Saúde, 2016. 408 p.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2018-05-14 16:15:13.542351</text:p>
          </table:table-cell>
          <table:table-cell office:value-type="string" calcext:value-type="string">
            <text:p>2018-05-14 16:15:13.54239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468b5d17-90ff-485c-8d25-153e05a619a5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GUERRA, Antonio José Teixeira; CUNHA, Sandra Baptista da (Org.). Impactos ambientais urbanos no Brasil. 6.ed. Rio de Janeiro: Bertrand Brasil, 2010. 416 p.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2018-05-14 16:16:19.671058</text:p>
          </table:table-cell>
          <table:table-cell office:value-type="string" calcext:value-type="string">
            <text:p>2018-05-14 16:16:19.671109</text:p>
          </table:table-cell>
          <table:table-cell office:value-type="float" office:value="9788528608021" calcext:value-type="float">
            <text:p>9788528608021</text:p>
          </table:table-cell>
          <table:table-cell/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470228ba-7c3b-4790-a3aa-cf95652624d7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FELLENBERG, Gunter. Introdução aos problemas da poluição ambiental. São Paulo, SP: EPU: 1980. xvi, 196 p.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2018-05-14 16:17:26.153229</text:p>
          </table:table-cell>
          <table:table-cell office:value-type="string" calcext:value-type="string">
            <text:p>2018-05-14 16:17:26.153265</text:p>
          </table:table-cell>
          <table:table-cell office:value-type="float" office:value="8512490403" calcext:value-type="float">
            <text:p>8512490403</text:p>
          </table:table-cell>
          <table:table-cell/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54c1b214-fb95-4885-9a38-f0dc126c3b30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PINTO, W.D. "Legislação Federal de meio ambiente". IBAMA, Brasília, 1996.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2018-05-14 16:30:38.272805</text:p>
          </table:table-cell>
          <table:table-cell office:value-type="string" calcext:value-type="string">
            <text:p>2018-05-14 16:30:38.272841</text:p>
          </table:table-cell>
          <table:table-cell table:number-columns-repeated="2"/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41f57a4-b81e-4f58-8084-4ee65bc93f81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ANTUNES, Paulo de Bessa. Direito Ambiental. Rio de Janeiro: Lumen Juris.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2018-05-14 16:31:18.668368</text:p>
          </table:table-cell>
          <table:table-cell office:value-type="string" calcext:value-type="string">
            <text:p>2018-05-14 16:31:18.66842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9a4d4fc9-5ff6-44c8-8537-3414ae8be9e9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BENJAMIN, Antonio Herman V (coord.). Dano ambiental: prevenção, reparação e repressão. São Paulo: Revista dos Tribunais.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2018-05-14 16:31:45.569465</text:p>
          </table:table-cell>
          <table:table-cell office:value-type="string" calcext:value-type="string">
            <text:p>2018-05-14 16:31:45.569509</text:p>
          </table:table-cell>
          <table:table-cell table:number-columns-repeated="2"/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b7ab5644-7d25-454d-b2b6-dcb6a085eeae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FIORILLO, Celso Antonio P. Curso de Direito Ambiental Brasileiro. São Paulo: Saraiva.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2018-05-14 16:32:18.555765</text:p>
          </table:table-cell>
          <table:table-cell office:value-type="string" calcext:value-type="string">
            <text:p>2018-05-14 16:32:18.555805</text:p>
          </table:table-cell>
          <table:table-cell table:number-columns-repeated="2"/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deda2b16-88cd-4d4e-bdb8-2ff8f858a487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MELCONIAN, S.. Mecânica técnica e Resistência dos Materiais. 9. ed., rev. atualizada. São Paulo: Érica. 201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2018-05-14 16:41:03.931368</text:p>
          </table:table-cell>
          <table:table-cell office:value-type="string" calcext:value-type="string">
            <text:p>2018-05-14 16:41:03.93142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72547dea-5637-4869-bbfa-d3e60da0feaf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BERR, F.P.; JOHNSTON, E. R. Resistência dos Materiais. São Paulo, Makron Books, 2010. GARE, J. M. Mecânica dos Materiais. São Paulo: Pioneira Thomson Learning, 2011. 698 p.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2018-05-14 16:41:32.084470</text:p>
          </table:table-cell>
          <table:table-cell office:value-type="string" calcext:value-type="string">
            <text:p>2018-05-14 16:41:37.15043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b82525e9-3b3c-4a7a-876c-092716ea3dd7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HIBBELER, R. C.. Resistência dos Materiais. 3ª ed. Rio de Janeiro: LTC, 2000.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2018-05-14 16:42:20.980525</text:p>
          </table:table-cell>
          <table:table-cell office:value-type="string" calcext:value-type="string">
            <text:p>2018-05-14 16:42:20.98056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1dab73f-b834-4ffc-a264-b31b11c4b21b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CHIAVERINI, V. (1986). Tecnologia Mecânica, vol. I, II e III, 2ª ed. Brasil, S. Paulo: Editora McGraw-Hill.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2018-05-14 16:42:48.097137</text:p>
          </table:table-cell>
          <table:table-cell office:value-type="string" calcext:value-type="string">
            <text:p>2018-05-14 16:42:48.09716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7e91eac-e5a9-45d1-a651-c9ba06a30b65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NASH, W.A. Resistência dos Materiais. São Paulo, Mc Graw Hill, 1982.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2018-05-14 16:43:14.894895</text:p>
          </table:table-cell>
          <table:table-cell office:value-type="string" calcext:value-type="string">
            <text:p>2018-05-14 16:43:14.89493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93ab4730-d440-4d5e-9e0d-34257a38b126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TIMOSHENKO, S. P.. Mecânica dos sólidos. Rio de Janeiro: LTC. 1989.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2018-05-14 16:43:47.772278</text:p>
          </table:table-cell>
          <table:table-cell office:value-type="string" calcext:value-type="string">
            <text:p>2018-05-14 16:43:47.77231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ffa4faba-489b-463a-8bf1-265130d08c92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COLLINS, J. A.: Projeto Mecânico de Elementos de Máquinas: Uma Perspectiva de Prevenção da Falha. 1º Edição. LTC, 2006.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2018-05-14 16:45:52.278771</text:p>
          </table:table-cell>
          <table:table-cell office:value-type="string" calcext:value-type="string">
            <text:p>2018-05-14 16:45:52.27883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8c253b2-58c8-4a2d-8042-a5e8fa8b691a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BEER, F, P.; JOHNSTON, R.: Mecânica Vetorial para Engenheiros. 7º Edição. Makron Books. 2006.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2018-05-14 16:46:20.525601</text:p>
          </table:table-cell>
          <table:table-cell office:value-type="string" calcext:value-type="string">
            <text:p>2018-05-14 16:46:20.52564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fe74bf45-e376-4aae-b161-c4c75d620ca6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OLIVEIRA, F. E. M. de. Estatística e Probabilidade. São Paulo: Ed. Atlas, 221p. 1999.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2018-05-14 16:50:44.142750</text:p>
          </table:table-cell>
          <table:table-cell office:value-type="string" calcext:value-type="string">
            <text:p>2018-05-14 16:51:38.0154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a4c3d9c-928a-45b2-b3c2-ecc7e506b034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Metodos numericos para a resolução de problemas logicos. Del Picchia, Walter. E. Blucher, xii, 395 p. ;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2018-05-14 17:14:16.491635</text:p>
          </table:table-cell>
          <table:table-cell office:value-type="string" calcext:value-type="string">
            <text:p>2018-05-14 17:16:54.531933</text:p>
          </table:table-cell>
          <table:table-cell office:value-type="string" calcext:value-type="string">
            <text:p>UFT000494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6e81b1a9-fc70-4458-9c06-2ece8c36bff1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Conjuntos numericos e potencias. Dienes, Zoltan P. EPU,3.ed. rev.- 141 p.: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2018-05-14 17:16:30.803925</text:p>
          </table:table-cell>
          <table:table-cell office:value-type="string" calcext:value-type="string">
            <text:p>2018-05-14 17:16:30.803968</text:p>
          </table:table-cell>
          <table:table-cell office:value-type="string" calcext:value-type="string">
            <text:p>UFT000325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d48c0e60-96bd-41b9-b235-fcd7401795d3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Construção e propriedades de alguns conjuntos numéricos. Bastos, Evangelino de Oliveira. 63 f.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2018-05-14 17:18:12.417307</text:p>
          </table:table-cell>
          <table:table-cell office:value-type="string" calcext:value-type="string">
            <text:p>2018-05-14 17:18:12.417351</text:p>
          </table:table-cell>
          <table:table-cell office:value-type="string" calcext:value-type="string">
            <text:p>UFT000938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03f64ad-c983-4c78-88d7-424a3e651097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Padrões numericos e sequências. Carvalho, Maria Cecilia Costa e Silva. Moderna, 79p.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2018-05-14 17:20:25.733394</text:p>
          </table:table-cell>
          <table:table-cell office:value-type="string" calcext:value-type="string">
            <text:p>2018-05-14 17:20:25.733436</text:p>
          </table:table-cell>
          <table:table-cell office:value-type="string" calcext:value-type="string">
            <text:p>UFT000683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1570287e-54bc-486e-a967-35661461939b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Calculo numerico. Franco, Neide Bertoldi. Pearson Prentice Hall. 505p.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2018-05-14 17:22:04.865951</text:p>
          </table:table-cell>
          <table:table-cell office:value-type="string" calcext:value-type="string">
            <text:p>2018-05-14 17:22:04.866006</text:p>
          </table:table-cell>
          <table:table-cell office:value-type="string" calcext:value-type="string">
            <text:p>UFT000697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7fd63aa-b9cc-4451-8906-28dae9c36919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Calculo numerico :aspectos teoricos e computacionais. Ruggiero, Marcia A. Gomes.<text:tab/>Makron Books,<text:tab/>2.ed. -<text:tab/>406p. :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2018-05-14 17:22:53.033314</text:p>
          </table:table-cell>
          <table:table-cell office:value-type="string" calcext:value-type="string">
            <text:p>2018-05-14 17:22:53.033366</text:p>
          </table:table-cell>
          <table:table-cell office:value-type="string" calcext:value-type="string">
            <text:p>UFT000329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57f10f4c-15cd-4fc1-8a2b-5264ab455dfd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Calculo numerico :(com aplicações)<text:tab/><text:tab/>Harbra,<text:tab/>2. ed. -<text:tab/>367 p. ;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2018-05-14 17:23:32.351467</text:p>
          </table:table-cell>
          <table:table-cell office:value-type="string" calcext:value-type="string">
            <text:p>2018-05-14 17:23:32.351510</text:p>
          </table:table-cell>
          <table:table-cell office:value-type="string" calcext:value-type="string">
            <text:p>UFT000491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7bea2e68-f052-4815-9e25-9a430f096513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Cálculo numérico :características matemáticas e computacionais dos métodos numéricos<text:tab/>Sperandio, Décio.<text:tab/>Pearson Prentice Hall,<text:tab/><text:tab/>354p.;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2018-05-14 17:24:23.669539</text:p>
          </table:table-cell>
          <table:table-cell office:value-type="string" calcext:value-type="string">
            <text:p>2018-05-14 17:24:23.669578</text:p>
          </table:table-cell>
          <table:table-cell office:value-type="string" calcext:value-type="string">
            <text:p>UFT000794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76aa3b1-bd6c-4338-8d53-e7a646ed3fc9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Instrumentacao industrial<text:tab/><text:tab/>Interciencia,<text:tab/>2 ed.<text:tab/>583 p.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18-05-14 17:26:47.934359</text:p>
          </table:table-cell>
          <table:table-cell office:value-type="string" calcext:value-type="string">
            <text:p>2018-05-14 17:26:47.934396</text:p>
          </table:table-cell>
          <table:table-cell office:value-type="string" calcext:value-type="string">
            <text:p>UFT000879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935464fd-0717-4f05-94c9-e3d09932fca4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Instrumentacao, controle e automacao de processos<text:tab/>Alves, Jose Luiz Loureiro.<text:tab/>LTC Ed.,<text:tab/><text:tab/>270p.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18-05-14 17:27:17.257559</text:p>
          </table:table-cell>
          <table:table-cell office:value-type="string" calcext:value-type="string">
            <text:p>2018-05-14 17:27:17.257596</text:p>
          </table:table-cell>
          <table:table-cell office:value-type="string" calcext:value-type="string">
            <text:p>UFT000673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342c8997-f947-473e-b03f-a3bf15ec11b7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Circuitos experimentais em eletricidade e eletrônica<text:tab/>Tucci, Wilson J.<text:tab/>Nobel,<text:tab/><text:tab/>il.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18-05-14 17:28:33.613471</text:p>
          </table:table-cell>
          <table:table-cell office:value-type="string" calcext:value-type="string">
            <text:p>2018-05-14 17:28:33.613511</text:p>
          </table:table-cell>
          <table:table-cell office:value-type="string" calcext:value-type="string">
            <text:p>UFT000754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601c6bd3-1c26-4591-8384-5304d49eaab0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Tsutiya, M.T. Além Sobrinho, P. Coleta e Transporte de Esgoto Sanitário. Departamento de Engenharia Hidráulica e Sanitária, Escola Politécnica da USP, 1999.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2018-05-15 15:14:17.817676</text:p>
          </table:table-cell>
          <table:table-cell office:value-type="string" calcext:value-type="string">
            <text:p>2018-05-15 15:14:17.8177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53ba21c2-ce99-4086-8696-473b68fc56d0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CAMPOS, J.R. (coord.). Tratamento de Esgoto Sanitário por Processo Anaeróbio e Disposição Controlada no Solo. RECOPE - PROSAB, São Carlos, SP, Brasil, 200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2018-05-15 15:14:37.972793</text:p>
          </table:table-cell>
          <table:table-cell office:value-type="string" calcext:value-type="string">
            <text:p>2018-05-15 15:14:37.97284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fa6f1a25-547c-47b3-aca0-42abdc5c48b3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JORDÃO, E. P. P., Tratamento de Esgotos Domésticos. 3ª Edição – Rio de Janeiro – ABES, 2010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2018-05-15 15:14:55.850216</text:p>
          </table:table-cell>
          <table:table-cell office:value-type="string" calcext:value-type="string">
            <text:p>2018-05-15 15:14:55.85025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16e5022-fbff-42ce-9110-14ad8df3285f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DI BERNARDO, L.; DI BERNARDO, A. Métodos e Técnicas de Tratamento de Água. Volume I e II. Ed. RIMA. 2ª. Ed. 2005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2018-05-15 15:20:41.207449</text:p>
          </table:table-cell>
          <table:table-cell office:value-type="string" calcext:value-type="string">
            <text:p>2018-05-15 15:20:41.20748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2df9604-85a0-491f-8867-478d79ff3426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LIBANIO, Fundamentos de Qualidade e Tratamento de Água. 3ª Ed. Belo Horizonte. 2017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2018-05-15 15:22:43.724525</text:p>
          </table:table-cell>
          <table:table-cell office:value-type="string" calcext:value-type="string">
            <text:p>2018-05-15 15:22:43.72456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6b70b22b-9d9d-4036-b660-a326d7cefbbf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DI BERNARDO, L., DANTAS, A D. B., VOLTAN, P. E. N. Tratabilidade de Água e dos resíduos gerados em estações de tratamento de água. São Carlos, LDiBe editora, 201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2018-05-15 15:23:01.877560</text:p>
          </table:table-cell>
          <table:table-cell office:value-type="string" calcext:value-type="string">
            <text:p>2018-05-15 15:23:01.87760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6f425a2a-631c-4627-80b8-21d5398bbc19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DI BERNARDO, L.; DI BERNARDO, A. Métodos e Técnicas de Tratamento de Água. Volume I e II. Ed. RIMA. 2ª. Ed. 200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18-05-15 15:25:12.457754</text:p>
          </table:table-cell>
          <table:table-cell office:value-type="string" calcext:value-type="string">
            <text:p>2018-05-15 15:25:12.45779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840b573a-8f52-49b5-8408-46f3ba3ed50a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JORDÃO, E. P. P., Tratamento de Esgotos Domésticos. 3ª Edição – Rio de Janeiro – ABES, 201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18-05-15 15:25:44.473339</text:p>
          </table:table-cell>
          <table:table-cell office:value-type="string" calcext:value-type="string">
            <text:p>2018-05-15 15:25:44.47338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4073dee-031b-4d53-a853-28f9844d7b73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AZEVEDO NETTO. Manual de Hidráulica. Ed. Edgard Blucher. 8a Edição. São Paulo/SP.1998.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2018-05-15 15:26:33.353796</text:p>
          </table:table-cell>
          <table:table-cell office:value-type="string" calcext:value-type="string">
            <text:p>2018-05-15 15:26:33.35383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63f4e4bb-7927-4c9d-a105-9cecb71fe68a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TSUTIYA, M.T. Abastecimento de Água. 1ª Edição. Departamento de Engenharia Hidráulica e Sanitária da Escola Politécnica da USP. 2004.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2018-05-15 15:27:03.716399</text:p>
          </table:table-cell>
          <table:table-cell office:value-type="string" calcext:value-type="string">
            <text:p>2018-05-15 15:27:03.71644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6eb98303-c3c3-4818-98f0-6cc60b807b4f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HELLER &amp; PÁDUA. Abastecimento de Água para Consumo Humano. Ed. UFMG. Belo Horizonte/MG. 200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2018-05-15 15:27:31.977592</text:p>
          </table:table-cell>
          <table:table-cell office:value-type="string" calcext:value-type="string">
            <text:p>2018-05-15 15:27:31.9776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e2c876bf-5219-4615-b07d-95947b2bff25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MASSARI. VICTOR L. Gerenciamento Ágil de Projetos. Brasport:2014. 256p.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2018-05-16 17:49:12.207107</text:p>
          </table:table-cell>
          <table:table-cell office:value-type="string" calcext:value-type="string">
            <text:p>2018-05-16 17:49:12.207149</text:p>
          </table:table-cell>
          <table:table-cell office:value-type="string" calcext:value-type="string">
            <text:p>978-85-7452-696-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34c8f308-c5ef-43ef-a2ad-a222fef79137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Keelling,Ralph e Branco, Renato Henrique Ferreira. Gestão de Projetos - Uma Abordagem Global - 3ª Ed. 2014. 288p.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2018-05-16 18:02:43.689454</text:p>
          </table:table-cell>
          <table:table-cell office:value-type="string" calcext:value-type="string">
            <text:p>2018-05-16 18:02:43.689497</text:p>
          </table:table-cell>
          <table:table-cell office:value-type="float" office:value="9788502227101" calcext:value-type="float">
            <text:p>9788502227101</text:p>
          </table:table-cell>
          <table:table-cell/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50b8220-bbd5-46bf-953e-e02472431a7c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Monteiro Teixeira, Júlio. Gestão Visual De Projetos - Utilizando A Informação Para Inovar. Saraiva: São Paulo. 2014. 209p.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2018-05-16 18:09:19.103662</text:p>
          </table:table-cell>
          <table:table-cell office:value-type="string" calcext:value-type="string">
            <text:p>2018-05-16 18:09:19.103700</text:p>
          </table:table-cell>
          <table:table-cell office:value-type="float" office:value="9788550801711" calcext:value-type="float">
            <text:p>97885508017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a22008a9-a511-485e-97eb-60a9fa513690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Guerreiro, Fernando.FERRAMENTAS ESTRATÉGICAS NA GESTÃO DE PROJETOS. Saraiva:São Paulo. 2016. e-book.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2018-05-16 18:11:16.190997</text:p>
          </table:table-cell>
          <table:table-cell office:value-type="string" calcext:value-type="string">
            <text:p>2018-05-16 18:11:16.19103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78178dea-b119-4539-b44f-b85463a7f9e9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Guide to the Project Management Body of Knowledge (PMBOK® Guide). PMI. 6 ed. 2017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2018-05-16 18:14:40.570626</text:p>
          </table:table-cell>
          <table:table-cell office:value-type="string" calcext:value-type="string">
            <text:p>2018-05-16 18:14:40.570660</text:p>
          </table:table-cell>
          <table:table-cell table:number-columns-repeated="2"/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13ef165-5b84-4e1b-888e-c58f7473adb6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BORESI, A. P.; SCHMIDT, R. J. Estática. São Paulo: Pioneira Thomson Learning, 2003. 673 p.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18-05-21 15:36:31.561741</text:p>
          </table:table-cell>
          <table:table-cell office:value-type="string" calcext:value-type="string">
            <text:p>2018-05-21 15:36:31.56178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18b9471-0e5b-4d57-8336-0149fee03a28</text:p>
          </table:table-cell>
          <table:table-cell/>
          <table:table-cell office:value-type="string" calcext:value-type="string">
            <text:p>HIBBELER, R. C. Mecânica, Estática. 12. ed .. Rio de Janeiro: LTC Editora. 2011. 265p.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18-05-21 15:37:58.803479</text:p>
          </table:table-cell>
          <table:table-cell office:value-type="string" calcext:value-type="string">
            <text:p>2018-05-21 15:37:58.803530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d93277f-ee68-40d9-acec-16075992a26c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MERIAM, J. L.; KRAICE, L. G; GLENN, L.. Mecânica para Engenharia: Estática. 7° ed. Rio e Janeiro: LTC. 2016.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18-05-21 15:40:49.257106</text:p>
          </table:table-cell>
          <table:table-cell office:value-type="string" calcext:value-type="string">
            <text:p>2018-05-21 15:40:49.25715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a7edd4c-0c5e-40d1-bcd1-8a2771f85364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GIACAGLIA, GIORGIO E. O. Mecânica Geral. 10ª ed. Rio de Janeiro: Campus. 1982.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18-05-21 15:41:52.120532</text:p>
          </table:table-cell>
          <table:table-cell office:value-type="string" calcext:value-type="string">
            <text:p>2018-05-21 15:41:52.1205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fa652d10-4c1e-4b81-a400-bb21bb014de7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HIGDON-STILES, D. et. al. Mecânica. Rio de Janeiro, Prentice-Hall, 1984.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18-05-21 15:42:25.010755</text:p>
          </table:table-cell>
          <table:table-cell office:value-type="string" calcext:value-type="string">
            <text:p>2018-05-21 15:42:25.01079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53b9d233-c9f6-4c84-bc48-3dd5e9462b11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KAMINSKI, R. <text:s/>. Mecânica Geral para Engenheiros. 1 ° ed .. Editora: dgard Blücher Ltda, São Paulo, 2000, 300p.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18-05-21 15:42:53.034418</text:p>
          </table:table-cell>
          <table:table-cell office:value-type="string" calcext:value-type="string">
            <text:p>2018-05-21 15:42:53.03446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38647f4-11c0-4436-8788-f0aa4d80e864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SONNINO, S. Mecânica Geral. 3° ed. Editora Nobel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18-05-21 15:44:49.569750</text:p>
          </table:table-cell>
          <table:table-cell office:value-type="string" calcext:value-type="string">
            <text:p>2018-05-21 15:44:49.56979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866cbe62-7348-44a1-9d7c-51745c7446ec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SINGER, F. L.. Mecânica para engenheiros. 2.00 . São Paulo: Harbra. 198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18-05-21 15:45:25.229340</text:p>
          </table:table-cell>
          <table:table-cell office:value-type="string" calcext:value-type="string">
            <text:p>2018-05-21 15:45:25.22938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ae3e65bd-324b-4b20-b9f2-a72c3d345e72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Beer, Ferdinand P.; Johnston, E. Russell;Eisenberg, Elliot R. Mecânica Vetorial Para Engenheiros - Estática - 9ª Ed. São Paulo: MacGrawHill, 20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18-05-21 15:52:42.331010</text:p>
          </table:table-cell>
          <table:table-cell office:value-type="string" calcext:value-type="string">
            <text:p>2018-05-21 15:52:42.33104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1651b2b5-7f87-4215-ae7b-fd223e01e4f0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FOX, Robert W; MCDONALD, Alan T. Introdução à mecânica dos. 5. ed. Rio de Janeiro : LTC, 2001. 504 p.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2018-05-21 15:53:48.471469</text:p>
          </table:table-cell>
          <table:table-cell office:value-type="string" calcext:value-type="string">
            <text:p>2018-05-21 15:53:48.47153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2542aab-45da-4261-b791-d949ee7cdfd0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GILES, Ranald V. Mecânica de fluidos e hidráulica. 2. ed. São Paulo : Makron, 1996. 460 p.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2018-05-21 15:54:25.216596</text:p>
          </table:table-cell>
          <table:table-cell office:value-type="string" calcext:value-type="string">
            <text:p>2018-05-21 15:54:25.21663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asica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9b74935-f7cb-4d12-be79-779db4248889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MUNSON, Bruce R. Fundamentos da mecanica dos fluidos. São Paulo : E. Blücher, 1997. 412 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2018-05-21 15:54:49.181459</text:p>
          </table:table-cell>
          <table:table-cell office:value-type="string" calcext:value-type="string">
            <text:p>2018-05-21 15:54:49.18150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7ab5def0-922b-4bc8-9587-b8c0a13dc523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CATTANI, Mauro S. D. Elementos de mecanica dos fluidos. Sao Paulo : E. Blucher, c1990. 155p.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2018-05-21 15:55:08.285251</text:p>
          </table:table-cell>
          <table:table-cell office:value-type="string" calcext:value-type="string">
            <text:p>2018-05-21 15:55:08.28529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388974bb-852e-44ba-8398-9cc55cc05d12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ROMA, Woodrow N. L. Fenomenos de transporte para engenharia 2.ed. São Paulo: RiMa, 2006. 276 p.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2018-05-21 15:55:33.261230</text:p>
          </table:table-cell>
          <table:table-cell office:value-type="string" calcext:value-type="string">
            <text:p>2018-05-21 15:55:33.26126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lementar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967d5ee4-01b6-4f46-bdec-41cb324d41c6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Hickman Jr, C.P. et al. 16a. ed. 2016. Princípios Integrados de Zoologia. Guanabara Koogan, R.J.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2018-05-24 17:05:51.941122</text:p>
          </table:table-cell>
          <table:table-cell office:value-type="string" calcext:value-type="string">
            <text:p>2018-05-24 17:08:36.376677</text:p>
          </table:table-cell>
          <table:table-cell office:value-type="float" office:value="9788527729369" calcext:value-type="float">
            <text:p>97885277293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ment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02T09:10:59.697029130</dc:date>
    <meta:editing-duration>PT21H33M1S</meta:editing-duration>
    <meta:editing-cycles>1</meta:editing-cycles>
    <meta:document-statistic meta:table-count="1" meta:cell-count="2020" meta:object-count="0"/>
  </office:meta>
</office:document-meta>
</file>